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281cm"/>
    </style:style>
    <style:style style:name="co2" style:family="table-column">
      <style:table-column-properties fo:break-before="auto" style:column-width="8.0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cheme For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Syntax</text:p>
          </table:table-cell>
          <table:table-cell table:style-name="ce1" office:value-type="string">
            <text:p>Procedur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obj</text:p>
          </table:table-cell>
          <table:table-cell office:value-type="string">
            <text:p>(* num ...)</text:p>
          </table:table-cell>
          <table:table-cell table:number-columns-repeated="1021"/>
        </table:table-row>
        <table:table-row table:style-name="ro1">
          <table:table-cell office:value-type="string">
            <text:p>`obj</text:p>
          </table:table-cell>
          <table:table-cell office:value-type="string">
            <text:p>(+ num ...)</text:p>
          </table:table-cell>
          <table:table-cell table:number-columns-repeated="1021"/>
        </table:table-row>
        <table:table-row table:style-name="ro1">
          <table:table-cell office:value-type="string">
            <text:p>,obj</text:p>
          </table:table-cell>
          <table:table-cell office:value-type="string">
            <text:p>(- num)</text:p>
          </table:table-cell>
          <table:table-cell table:number-columns-repeated="1021"/>
        </table:table-row>
        <table:table-row table:style-name="ro1">
          <table:table-cell office:value-type="string">
            <text:p>,@obj</text:p>
          </table:table-cell>
          <table:table-cell office:value-type="string">
            <text:p>(- num1 num2 num3 ...)</text:p>
          </table:table-cell>
          <table:table-cell table:number-columns-repeated="1021"/>
        </table:table-row>
        <table:table-row table:style-name="ro1">
          <table:table-cell office:value-type="string">
            <text:p>=&gt;</text:p>
          </table:table-cell>
          <table:table-cell office:value-type="string">
            <text:p>(/ num)</text:p>
          </table:table-cell>
          <table:table-cell table:number-columns-repeated="1021"/>
        </table:table-row>
        <table:table-row table:style-name="ro1">
          <table:table-cell office:value-type="string">
            <text:p>_</text:p>
          </table:table-cell>
          <table:table-cell office:value-type="string">
            <text:p>(/ num1 num2 num3 ...)</text:p>
          </table:table-cell>
          <table:table-cell table:number-columns-repeated="1021"/>
        </table:table-row>
        <table:table-row table:style-name="ro1">
          <table:table-cell office:value-type="string">
            <text:p>...</text:p>
          </table:table-cell>
          <table:table-cell office:value-type="string">
            <text:p>(&lt; real1 real2 real3 ...)</text:p>
          </table:table-cell>
          <table:table-cell table:number-columns-repeated="1021"/>
        </table:table-row>
        <table:table-row table:style-name="ro1">
          <table:table-cell office:value-type="string">
            <text:p>#'template</text:p>
          </table:table-cell>
          <table:table-cell office:value-type="string">
            <text:p>(&lt;= real1 real2 real3 ...)</text:p>
          </table:table-cell>
          <table:table-cell table:number-columns-repeated="1021"/>
        </table:table-row>
        <table:table-row table:style-name="ro1">
          <table:table-cell office:value-type="string">
            <text:p>#`template</text:p>
          </table:table-cell>
          <table:table-cell office:value-type="string">
            <text:p>(= num1 num2 num3 ...)</text:p>
          </table:table-cell>
          <table:table-cell table:number-columns-repeated="1021"/>
        </table:table-row>
        <table:table-row table:style-name="ro1">
          <table:table-cell office:value-type="string">
            <text:p>#,template</text:p>
          </table:table-cell>
          <table:table-cell office:value-type="string">
            <text:p>(&gt; real1 real2 real3 ...)</text:p>
          </table:table-cell>
          <table:table-cell table:number-columns-repeated="1021"/>
        </table:table-row>
        <table:table-row table:style-name="ro1">
          <table:table-cell office:value-type="string">
            <text:p>#,@template</text:p>
          </table:table-cell>
          <table:table-cell office:value-type="string">
            <text:p>(&gt;= real1 real2 real3 ...)</text:p>
          </table:table-cell>
          <table:table-cell table:number-columns-repeated="1021"/>
        </table:table-row>
        <table:table-row table:style-name="ro1">
          <table:table-cell office:value-type="string">
            <text:p>&amp;assertion</text:p>
          </table:table-cell>
          <table:table-cell office:value-type="string">
            <text:p>(abs real)</text:p>
          </table:table-cell>
          <table:table-cell table:number-columns-repeated="1021"/>
        </table:table-row>
        <table:table-row table:style-name="ro1">
          <table:table-cell office:value-type="string">
            <text:p>&amp;condition</text:p>
          </table:table-cell>
          <table:table-cell office:value-type="string">
            <text:p>(acos num)</text:p>
          </table:table-cell>
          <table:table-cell table:number-columns-repeated="1021"/>
        </table:table-row>
        <table:table-row table:style-name="ro1">
          <table:table-cell office:value-type="string">
            <text:p>&amp;error</text:p>
          </table:table-cell>
          <table:table-cell office:value-type="string">
            <text:p>(angle num)</text:p>
          </table:table-cell>
          <table:table-cell table:number-columns-repeated="1021"/>
        </table:table-row>
        <table:table-row table:style-name="ro1">
          <table:table-cell office:value-type="string">
            <text:p>&amp;i/o</text:p>
          </table:table-cell>
          <table:table-cell office:value-type="string">
            <text:p>(append)</text:p>
          </table:table-cell>
          <table:table-cell table:number-columns-repeated="1021"/>
        </table:table-row>
        <table:table-row table:style-name="ro1">
          <table:table-cell office:value-type="string">
            <text:p>&amp;i/o-decoding</text:p>
          </table:table-cell>
          <table:table-cell office:value-type="string">
            <text:p>(append list ... obj)</text:p>
          </table:table-cell>
          <table:table-cell table:number-columns-repeated="1021"/>
        </table:table-row>
        <table:table-row table:style-name="ro1">
          <table:table-cell office:value-type="string">
            <text:p>&amp;i/o-encoding</text:p>
          </table:table-cell>
          <table:table-cell office:value-type="string">
            <text:p>(apply procedure obj ... list)</text:p>
          </table:table-cell>
          <table:table-cell table:number-columns-repeated="1021"/>
        </table:table-row>
        <table:table-row table:style-name="ro1">
          <table:table-cell office:value-type="string">
            <text:p>&amp;i/o-file-already-exists</text:p>
          </table:table-cell>
          <table:table-cell office:value-type="string">
            <text:p>(asin num)</text:p>
          </table:table-cell>
          <table:table-cell table:number-columns-repeated="1021"/>
        </table:table-row>
        <table:table-row table:style-name="ro1">
          <table:table-cell office:value-type="string">
            <text:p>&amp;i/o-file-does-not-exist</text:p>
          </table:table-cell>
          <table:table-cell office:value-type="string">
            <text:p>(assertion-violation who msg irritant ...)</text:p>
          </table:table-cell>
          <table:table-cell table:number-columns-repeated="1021"/>
        </table:table-row>
        <table:table-row table:style-name="ro1">
          <table:table-cell office:value-type="string">
            <text:p>&amp;i/o-file-is-read-only</text:p>
          </table:table-cell>
          <table:table-cell office:value-type="string">
            <text:p>(assertion-violation? obj)</text:p>
          </table:table-cell>
          <table:table-cell table:number-columns-repeated="1021"/>
        </table:table-row>
        <table:table-row table:style-name="ro1">
          <table:table-cell office:value-type="string">
            <text:p>&amp;i/o-file-protection</text:p>
          </table:table-cell>
          <table:table-cell office:value-type="string">
            <text:p>(assoc obj alist)</text:p>
          </table:table-cell>
          <table:table-cell table:number-columns-repeated="1021"/>
        </table:table-row>
        <table:table-row table:style-name="ro1">
          <table:table-cell office:value-type="string">
            <text:p>&amp;i/o-filename</text:p>
          </table:table-cell>
          <table:table-cell office:value-type="string">
            <text:p>(assp procedure alist)</text:p>
          </table:table-cell>
          <table:table-cell table:number-columns-repeated="1021"/>
        </table:table-row>
        <table:table-row table:style-name="ro1">
          <table:table-cell office:value-type="string">
            <text:p>&amp;i/o-invalid-position</text:p>
          </table:table-cell>
          <table:table-cell office:value-type="string">
            <text:p>(assq obj alist)</text:p>
          </table:table-cell>
          <table:table-cell table:number-columns-repeated="1021"/>
        </table:table-row>
        <table:table-row table:style-name="ro1">
          <table:table-cell office:value-type="string">
            <text:p>&amp;i/o-port</text:p>
          </table:table-cell>
          <table:table-cell office:value-type="string">
            <text:p>(assv obj alist)</text:p>
          </table:table-cell>
          <table:table-cell table:number-columns-repeated="1021"/>
        </table:table-row>
        <table:table-row table:style-name="ro1">
          <table:table-cell office:value-type="string">
            <text:p>&amp;i/o-read</text:p>
          </table:table-cell>
          <table:table-cell office:value-type="string">
            <text:p>(atan num)</text:p>
          </table:table-cell>
          <table:table-cell table:number-columns-repeated="1021"/>
        </table:table-row>
        <table:table-row table:style-name="ro1">
          <table:table-cell office:value-type="string">
            <text:p>&amp;i/o-write</text:p>
          </table:table-cell>
          <table:table-cell office:value-type="string">
            <text:p>(atan real1 real2)</text:p>
          </table:table-cell>
          <table:table-cell table:number-columns-repeated="1021"/>
        </table:table-row>
        <table:table-row table:style-name="ro1">
          <table:table-cell office:value-type="string">
            <text:p>&amp;implementation-restriction</text:p>
          </table:table-cell>
          <table:table-cell office:value-type="string">
            <text:p>(binary-port? obj)</text:p>
          </table:table-cell>
          <table:table-cell table:number-columns-repeated="1021"/>
        </table:table-row>
        <table:table-row table:style-name="ro1">
          <table:table-cell office:value-type="string">
            <text:p>&amp;irritants</text:p>
          </table:table-cell>
          <table:table-cell office:value-type="string">
            <text:p>(bitwise-and exint ...)</text:p>
          </table:table-cell>
          <table:table-cell table:number-columns-repeated="1021"/>
        </table:table-row>
        <table:table-row table:style-name="ro1">
          <table:table-cell office:value-type="string">
            <text:p>&amp;lexical</text:p>
          </table:table-cell>
          <table:table-cell office:value-type="string">
            <text:p>(bitwise-arithmetic-shift exint1 exint2)</text:p>
          </table:table-cell>
          <table:table-cell table:number-columns-repeated="1021"/>
        </table:table-row>
        <table:table-row table:style-name="ro1">
          <table:table-cell office:value-type="string">
            <text:p>&amp;message</text:p>
          </table:table-cell>
          <table:table-cell office:value-type="string">
            <text:p>(bitwise-arithmetic-shift-left exint1 exint2)</text:p>
          </table:table-cell>
          <table:table-cell table:number-columns-repeated="1021"/>
        </table:table-row>
        <table:table-row table:style-name="ro1">
          <table:table-cell office:value-type="string">
            <text:p>&amp;no-infinities</text:p>
          </table:table-cell>
          <table:table-cell office:value-type="string">
            <text:p>(bitwise-arithmetic-shift-right exint1 exint2)</text:p>
          </table:table-cell>
          <table:table-cell table:number-columns-repeated="1021"/>
        </table:table-row>
        <table:table-row table:style-name="ro1">
          <table:table-cell office:value-type="string">
            <text:p>&amp;no-nans</text:p>
          </table:table-cell>
          <table:table-cell office:value-type="string">
            <text:p>(bitwise-bit-count exint)</text:p>
          </table:table-cell>
          <table:table-cell table:number-columns-repeated="1021"/>
        </table:table-row>
        <table:table-row table:style-name="ro1">
          <table:table-cell office:value-type="string">
            <text:p>&amp;non-continuable</text:p>
          </table:table-cell>
          <table:table-cell office:value-type="string">
            <text:p>(bitwise-bit-field exint1 exint2 exint3)</text:p>
          </table:table-cell>
          <table:table-cell table:number-columns-repeated="1021"/>
        </table:table-row>
        <table:table-row table:style-name="ro1">
          <table:table-cell office:value-type="string">
            <text:p>&amp;serious</text:p>
          </table:table-cell>
          <table:table-cell office:value-type="string">
            <text:p>(bitwise-bit-set? exint1 exint2)</text:p>
          </table:table-cell>
          <table:table-cell table:number-columns-repeated="1021"/>
        </table:table-row>
        <table:table-row table:style-name="ro1">
          <table:table-cell office:value-type="string">
            <text:p>&amp;syntax</text:p>
          </table:table-cell>
          <table:table-cell office:value-type="string">
            <text:p>(bitwise-copy-bit exint1 exint2 exint3)</text:p>
          </table:table-cell>
          <table:table-cell table:number-columns-repeated="1021"/>
        </table:table-row>
        <table:table-row table:style-name="ro1">
          <table:table-cell office:value-type="string">
            <text:p>&amp;undefined</text:p>
          </table:table-cell>
          <table:table-cell office:value-type="string">
            <text:p>(bitwise-copy-bit-field exint1 exint2 exint3 exint4)</text:p>
          </table:table-cell>
          <table:table-cell table:number-columns-repeated="1021"/>
        </table:table-row>
        <table:table-row table:style-name="ro1">
          <table:table-cell office:value-type="string">
            <text:p>&amp;violation</text:p>
          </table:table-cell>
          <table:table-cell office:value-type="string">
            <text:p>(bitwise-first-bit-set exint)</text:p>
          </table:table-cell>
          <table:table-cell table:number-columns-repeated="1021"/>
        </table:table-row>
        <table:table-row table:style-name="ro1">
          <table:table-cell office:value-type="string">
            <text:p>&amp;warning</text:p>
          </table:table-cell>
          <table:table-cell office:value-type="string">
            <text:p>(bitwise-if exint1 exint2 exint3)</text:p>
          </table:table-cell>
          <table:table-cell table:number-columns-repeated="1021"/>
        </table:table-row>
        <table:table-row table:style-name="ro1">
          <table:table-cell office:value-type="string">
            <text:p>&amp;who</text:p>
          </table:table-cell>
          <table:table-cell office:value-type="string">
            <text:p>(bitwise-ior exint ...)</text:p>
          </table:table-cell>
          <table:table-cell table:number-columns-repeated="1021"/>
        </table:table-row>
        <table:table-row table:style-name="ro1">
          <table:table-cell office:value-type="string">
            <text:p>(and expr ...)</text:p>
          </table:table-cell>
          <table:table-cell office:value-type="string">
            <text:p>(bitwise-length exint)</text:p>
          </table:table-cell>
          <table:table-cell table:number-columns-repeated="1021"/>
        </table:table-row>
        <table:table-row table:style-name="ro1">
          <table:table-cell office:value-type="string">
            <text:p>(assert expression)</text:p>
          </table:table-cell>
          <table:table-cell office:value-type="string">
            <text:p>(bitwise-not exint)</text:p>
          </table:table-cell>
          <table:table-cell table:number-columns-repeated="1021"/>
        </table:table-row>
        <table:table-row table:style-name="ro1">
          <table:table-cell office:value-type="string">
            <text:p>(begin expr1 expr2 ...)</text:p>
          </table:table-cell>
          <table:table-cell office:value-type="string">
            <text:p>(bitwise-reverse-bit-field exint1 exint2 exint3)</text:p>
          </table:table-cell>
          <table:table-cell table:number-columns-repeated="1021"/>
        </table:table-row>
        <table:table-row table:style-name="ro1">
          <table:table-cell office:value-type="string">
            <text:p>(buffer-mode symbol)</text:p>
          </table:table-cell>
          <table:table-cell office:value-type="string">
            <text:p>(bitwise-rotate-bit-field exint1 exint2 exint3 exint4)</text:p>
          </table:table-cell>
          <table:table-cell table:number-columns-repeated="1021"/>
        </table:table-row>
        <table:table-row table:style-name="ro1">
          <table:table-cell office:value-type="string">
            <text:p>(buffer-mode? obj)</text:p>
          </table:table-cell>
          <table:table-cell office:value-type="string">
            <text:p>(bitwise-xor exint ...)</text:p>
          </table:table-cell>
          <table:table-cell table:number-columns-repeated="1021"/>
        </table:table-row>
        <table:table-row table:style-name="ro1">
          <table:table-cell office:value-type="string">
            <text:p>(case expr0 clause1 clause2 ...)</text:p>
          </table:table-cell>
          <table:table-cell office:value-type="string">
            <text:p>(boolean=? boolean1 boolean2)</text:p>
          </table:table-cell>
          <table:table-cell table:number-columns-repeated="1021"/>
        </table:table-row>
        <table:table-row table:style-name="ro1">
          <table:table-cell office:value-type="string">
            <text:p>(case-lambda clause ...)</text:p>
          </table:table-cell>
          <table:table-cell office:value-type="string">
            <text:p>(boolean? obj)</text:p>
          </table:table-cell>
          <table:table-cell table:number-columns-repeated="1021"/>
        </table:table-row>
        <table:table-row table:style-name="ro1">
          <table:table-cell office:value-type="string">
            <text:p>(cond clause1 clause2 ...)</text:p>
          </table:table-cell>
          <table:table-cell office:value-type="string">
            <text:p>(bound-identifier=? identifier1 identifier2)</text:p>
          </table:table-cell>
          <table:table-cell table:number-columns-repeated="1021"/>
        </table:table-row>
        <table:table-row table:style-name="ro1">
          <table:table-cell office:value-type="string">
            <text:p>constant</text:p>
          </table:table-cell>
          <table:table-cell office:value-type="string">
            <text:p>(bytevector-&gt;sint-list bytevector eness size)</text:p>
          </table:table-cell>
          <table:table-cell table:number-columns-repeated="1021"/>
        </table:table-row>
        <table:table-row table:style-name="ro1">
          <table:table-cell office:value-type="string">
            <text:p>(define var expr)</text:p>
          </table:table-cell>
          <table:table-cell office:value-type="string">
            <text:p>(bytevector-&gt;string bytevector transcoder)</text:p>
          </table:table-cell>
          <table:table-cell table:number-columns-repeated="1021"/>
        </table:table-row>
        <table:table-row table:style-name="ro1">
          <table:table-cell office:value-type="string">
            <text:p>(define var)</text:p>
          </table:table-cell>
          <table:table-cell office:value-type="string">
            <text:p>(bytevector-&gt;u8-list bytevector)</text:p>
          </table:table-cell>
          <table:table-cell table:number-columns-repeated="1021"/>
        </table:table-row>
        <table:table-row table:style-name="ro1">
          <table:table-cell office:value-type="string">
            <text:p>(define (var0 var1 ...) body1 body2 ...)</text:p>
          </table:table-cell>
          <table:table-cell office:value-type="string">
            <text:p>(bytevector-&gt;uint-list bytevector eness size)</text:p>
          </table:table-cell>
          <table:table-cell table:number-columns-repeated="1021"/>
        </table:table-row>
        <table:table-row table:style-name="ro1">
          <table:table-cell office:value-type="string">
            <text:p>(define (var0 . varr) body1 body2 ...)</text:p>
          </table:table-cell>
          <table:table-cell office:value-type="string">
            <text:p>(bytevector-copy bytevector)</text:p>
          </table:table-cell>
          <table:table-cell table:number-columns-repeated="1021"/>
        </table:table-row>
        <table:table-row table:style-name="ro1">
          <table:table-cell office:value-type="string">
            <text:p>(define (var0 var1 var2 ... . varr) body1 body2 ...)</text:p>
          </table:table-cell>
          <table:table-cell office:value-type="string">
            <text:p>(bytevector-copy! src src-start dst dst-start n)</text:p>
          </table:table-cell>
          <table:table-cell table:number-columns-repeated="1021"/>
        </table:table-row>
        <table:table-row table:style-name="ro1">
          <table:table-cell office:value-type="string">
            <text:p>(define-condition-type name parent constructor pred field ...)</text:p>
          </table:table-cell>
          <table:table-cell office:value-type="string">
            <text:p>(bytevector-fill! bytevector fill)</text:p>
          </table:table-cell>
          <table:table-cell table:number-columns-repeated="1021"/>
        </table:table-row>
        <table:table-row table:style-name="ro1">
          <table:table-cell office:value-type="string">
            <text:p>(define-enumeration name (symbol ...) constructor)</text:p>
          </table:table-cell>
          <table:table-cell office:value-type="string">
            <text:p>(bytevector-ieee-double-native-ref bytevector n)</text:p>
          </table:table-cell>
          <table:table-cell table:number-columns-repeated="1021"/>
        </table:table-row>
        <table:table-row table:style-name="ro1">
          <table:table-cell office:value-type="string">
            <text:p>(define-record-type record-name clause ...)</text:p>
          </table:table-cell>
          <table:table-cell office:value-type="string">
            <text:p>(bytevector-ieee-double-native-set! bytevector n x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yntax</text:p>
          </table:table-cell>
          <table:table-cell table:style-name="ce1" office:value-type="string">
            <text:p>Procedur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(define-record-type (record-name constructor pred) clause ...)</text:p>
          </table:table-cell>
          <table:table-cell office:value-type="string">
            <text:p>(bytevector-ieee-double-ref bytevector n eness)</text:p>
          </table:table-cell>
          <table:table-cell table:number-columns-repeated="1021"/>
        </table:table-row>
        <table:table-row table:style-name="ro1">
          <table:table-cell office:value-type="string">
            <text:p>(define-syntax keyword expr)</text:p>
          </table:table-cell>
          <table:table-cell office:value-type="string">
            <text:p>(bytevector-ieee-double-set! bytevector n x eness)</text:p>
          </table:table-cell>
          <table:table-cell table:number-columns-repeated="1021"/>
        </table:table-row>
        <table:table-row table:style-name="ro1">
          <table:table-cell office:value-type="string">
            <text:p>(delay expr)</text:p>
          </table:table-cell>
          <table:table-cell office:value-type="string">
            <text:p>(bytevector-ieee-single-native-ref bytevector n)</text:p>
          </table:table-cell>
          <table:table-cell table:number-columns-repeated="1021"/>
        </table:table-row>
        <table:table-row table:style-name="ro1">
          <table:table-cell office:value-type="string">
            <text:p>(do ((var init update) ...) (test result ...) expr ...)</text:p>
          </table:table-cell>
          <table:table-cell office:value-type="string">
            <text:p>(bytevector-ieee-single-native-set! bytevector n x)</text:p>
          </table:table-cell>
          <table:table-cell table:number-columns-repeated="1021"/>
        </table:table-row>
        <table:table-row table:style-name="ro1">
          <table:table-cell office:value-type="string">
            <text:p>else</text:p>
          </table:table-cell>
          <table:table-cell office:value-type="string">
            <text:p>(bytevector-ieee-single-ref bytevector n eness)</text:p>
          </table:table-cell>
          <table:table-cell table:number-columns-repeated="1021"/>
        </table:table-row>
        <table:table-row table:style-name="ro1">
          <table:table-cell office:value-type="string">
            <text:p>(endianness symbol)</text:p>
          </table:table-cell>
          <table:table-cell office:value-type="string">
            <text:p>(bytevector-ieee-single-set! bytevector n x eness)</text:p>
          </table:table-cell>
          <table:table-cell table:number-columns-repeated="1021"/>
        </table:table-row>
        <table:table-row table:style-name="ro1">
          <table:table-cell office:value-type="string">
            <text:p>(eol-style symbol)</text:p>
          </table:table-cell>
          <table:table-cell office:value-type="string">
            <text:p>(bytevector-length bytevector)</text:p>
          </table:table-cell>
          <table:table-cell table:number-columns-repeated="1021"/>
        </table:table-row>
        <table:table-row table:style-name="ro1">
          <table:table-cell office:value-type="string">
            <text:p>(error-handling-mode symbol)</text:p>
          </table:table-cell>
          <table:table-cell office:value-type="string">
            <text:p>(bytevector-s16-native-ref bytevector n)</text:p>
          </table:table-cell>
          <table:table-cell table:number-columns-repeated="1021"/>
        </table:table-row>
        <table:table-row table:style-name="ro1">
          <table:table-cell office:value-type="string">
            <text:p>fields</text:p>
          </table:table-cell>
          <table:table-cell office:value-type="string">
            <text:p>(bytevector-s16-native-set! bytevector n s16)</text:p>
          </table:table-cell>
          <table:table-cell table:number-columns-repeated="1021"/>
        </table:table-row>
        <table:table-row table:style-name="ro1">
          <table:table-cell office:value-type="string">
            <text:p>(file-options symbol ...)</text:p>
          </table:table-cell>
          <table:table-cell office:value-type="string">
            <text:p>(bytevector-s16-ref bytevector n eness)</text:p>
          </table:table-cell>
          <table:table-cell table:number-columns-repeated="1021"/>
        </table:table-row>
        <table:table-row table:style-name="ro1">
          <table:table-cell office:value-type="string">
            <text:p>(guard (var clause1 clause2 ...) b1 b2 ...)</text:p>
          </table:table-cell>
          <table:table-cell office:value-type="string">
            <text:p>(bytevector-s16-set! bytevector n s16 eness)</text:p>
          </table:table-cell>
          <table:table-cell table:number-columns-repeated="1021"/>
        </table:table-row>
        <table:table-row table:style-name="ro1">
          <table:table-cell office:value-type="string">
            <text:p>(identifier-syntax tmpl)</text:p>
          </table:table-cell>
          <table:table-cell office:value-type="string">
            <text:p>(bytevector-s32-native-ref bytevector n)</text:p>
          </table:table-cell>
          <table:table-cell table:number-columns-repeated="1021"/>
        </table:table-row>
        <table:table-row table:style-name="ro1">
          <table:table-cell office:value-type="string">
            <text:p>(identifier-syntax (id1 tmpl1) ((set! id2 e2) tmpl2))</text:p>
          </table:table-cell>
          <table:table-cell office:value-type="string">
            <text:p>(bytevector-s32-native-set! bytevector n s32)</text:p>
          </table:table-cell>
          <table:table-cell table:number-columns-repeated="1021"/>
        </table:table-row>
        <table:table-row table:style-name="ro1">
          <table:table-cell office:value-type="string">
            <text:p>(if test consequent alternative)</text:p>
          </table:table-cell>
          <table:table-cell office:value-type="string">
            <text:p>(bytevector-s32-ref bytevector n eness)</text:p>
          </table:table-cell>
          <table:table-cell table:number-columns-repeated="1021"/>
        </table:table-row>
        <table:table-row table:style-name="ro1">
          <table:table-cell office:value-type="string">
            <text:p>(if test consequent)</text:p>
          </table:table-cell>
          <table:table-cell office:value-type="string">
            <text:p>(bytevector-s32-set! bytevector n s32 eness)</text:p>
          </table:table-cell>
          <table:table-cell table:number-columns-repeated="1021"/>
        </table:table-row>
        <table:table-row table:style-name="ro1">
          <table:table-cell office:value-type="string">
            <text:p>immutable</text:p>
          </table:table-cell>
          <table:table-cell office:value-type="string">
            <text:p>(bytevector-s64-native-ref bytevector n)</text:p>
          </table:table-cell>
          <table:table-cell table:number-columns-repeated="1021"/>
        </table:table-row>
        <table:table-row table:style-name="ro1">
          <table:table-cell office:value-type="string">
            <text:p>(lambda formals body1 body2 ...)</text:p>
          </table:table-cell>
          <table:table-cell office:value-type="string">
            <text:p>(bytevector-s64-native-set! bytevector n s64)</text:p>
          </table:table-cell>
          <table:table-cell table:number-columns-repeated="1021"/>
        </table:table-row>
        <table:table-row table:style-name="ro1">
          <table:table-cell office:value-type="string">
            <text:p>(let ((var expr) ...) body1 body2 ...)</text:p>
          </table:table-cell>
          <table:table-cell office:value-type="string">
            <text:p>(bytevector-s64-ref bytevector n eness)</text:p>
          </table:table-cell>
          <table:table-cell table:number-columns-repeated="1021"/>
        </table:table-row>
        <table:table-row table:style-name="ro1">
          <table:table-cell office:value-type="string">
            <text:p>(let name ((var expr) ...) body1 body2 ...)</text:p>
          </table:table-cell>
          <table:table-cell office:value-type="string">
            <text:p>(bytevector-s64-set! bytevector n s64 eness)</text:p>
          </table:table-cell>
          <table:table-cell table:number-columns-repeated="1021"/>
        </table:table-row>
        <table:table-row table:style-name="ro1">
          <table:table-cell office:value-type="string">
            <text:p>(let* ((var expr) ...) body1 body2 ...)</text:p>
          </table:table-cell>
          <table:table-cell office:value-type="string">
            <text:p>(bytevector-s8-ref bytevector n)</text:p>
          </table:table-cell>
          <table:table-cell table:number-columns-repeated="1021"/>
        </table:table-row>
        <table:table-row table:style-name="ro1">
          <table:table-cell office:value-type="string">
            <text:p>(let*-values ((formals expr) ...) body1 body2 ...)</text:p>
          </table:table-cell>
          <table:table-cell office:value-type="string">
            <text:p>(bytevector-s8-set! bytevector n s8)</text:p>
          </table:table-cell>
          <table:table-cell table:number-columns-repeated="1021"/>
        </table:table-row>
        <table:table-row table:style-name="ro1">
          <table:table-cell office:value-type="string">
            <text:p>(let-syntax ((keyword expr) ...) form1 form2 ...)</text:p>
          </table:table-cell>
          <table:table-cell office:value-type="string">
            <text:p>(bytevector-sint-ref bytevector n eness size)</text:p>
          </table:table-cell>
          <table:table-cell table:number-columns-repeated="1021"/>
        </table:table-row>
        <table:table-row table:style-name="ro1">
          <table:table-cell office:value-type="string">
            <text:p>(let-values ((formals expr) ...) body1 body2 ...)</text:p>
          </table:table-cell>
          <table:table-cell office:value-type="string">
            <text:p>(bytevector-sint-set! bytevector n sint eness size)</text:p>
          </table:table-cell>
          <table:table-cell table:number-columns-repeated="1021"/>
        </table:table-row>
        <table:table-row table:style-name="ro1">
          <table:table-cell office:value-type="string">
            <text:p>(letrec ((var expr) ...) body1 body2 ...)</text:p>
          </table:table-cell>
          <table:table-cell office:value-type="string">
            <text:p>(bytevector-u16-native-ref bytevector n)</text:p>
          </table:table-cell>
          <table:table-cell table:number-columns-repeated="1021"/>
        </table:table-row>
        <table:table-row table:style-name="ro1">
          <table:table-cell office:value-type="string">
            <text:p>(letrec* ((var expr) ...) body1 body2 ...)</text:p>
          </table:table-cell>
          <table:table-cell office:value-type="string">
            <text:p>(bytevector-u16-native-set! bytevector n u16)</text:p>
          </table:table-cell>
          <table:table-cell table:number-columns-repeated="1021"/>
        </table:table-row>
        <table:table-row table:style-name="ro1">
          <table:table-cell office:value-type="string">
            <text:p>(letrec-syntax ((keyword expr) ...) form1 form2 ...)</text:p>
          </table:table-cell>
          <table:table-cell office:value-type="string">
            <text:p>(bytevector-u16-ref bytevector n eness)</text:p>
          </table:table-cell>
          <table:table-cell table:number-columns-repeated="1021"/>
        </table:table-row>
        <table:table-row table:style-name="ro1">
          <table:table-cell office:value-type="string">
            <text:p>mutable</text:p>
          </table:table-cell>
          <table:table-cell office:value-type="string">
            <text:p>(bytevector-u16-set! bytevector n u16 eness)</text:p>
          </table:table-cell>
          <table:table-cell table:number-columns-repeated="1021"/>
        </table:table-row>
        <table:table-row table:style-name="ro1">
          <table:table-cell office:value-type="string">
            <text:p>nongenerative</text:p>
          </table:table-cell>
          <table:table-cell office:value-type="string">
            <text:p>(bytevector-u32-native-ref bytevector n)</text:p>
          </table:table-cell>
          <table:table-cell table:number-columns-repeated="1021"/>
        </table:table-row>
        <table:table-row table:style-name="ro1">
          <table:table-cell office:value-type="string">
            <text:p>opaque</text:p>
          </table:table-cell>
          <table:table-cell office:value-type="string">
            <text:p>(bytevector-u32-native-set! bytevector n u32)</text:p>
          </table:table-cell>
          <table:table-cell table:number-columns-repeated="1021"/>
        </table:table-row>
        <table:table-row table:style-name="ro1">
          <table:table-cell office:value-type="string">
            <text:p>(or expr ...)</text:p>
          </table:table-cell>
          <table:table-cell office:value-type="string">
            <text:p>(bytevector-u32-ref bytevector n eness)</text:p>
          </table:table-cell>
          <table:table-cell table:number-columns-repeated="1021"/>
        </table:table-row>
        <table:table-row table:style-name="ro1">
          <table:table-cell office:value-type="string">
            <text:p>parent</text:p>
          </table:table-cell>
          <table:table-cell office:value-type="string">
            <text:p>(bytevector-u32-set! bytevector n u32 eness)</text:p>
          </table:table-cell>
          <table:table-cell table:number-columns-repeated="1021"/>
        </table:table-row>
        <table:table-row table:style-name="ro1">
          <table:table-cell office:value-type="string">
            <text:p>parent-rtd</text:p>
          </table:table-cell>
          <table:table-cell office:value-type="string">
            <text:p>(bytevector-u64-native-ref bytevector n)</text:p>
          </table:table-cell>
          <table:table-cell table:number-columns-repeated="1021"/>
        </table:table-row>
        <table:table-row table:style-name="ro1">
          <table:table-cell office:value-type="string">
            <text:p>(expr0 expr1 ...)</text:p>
          </table:table-cell>
          <table:table-cell office:value-type="string">
            <text:p>(bytevector-u64-native-set! bytevector n u64)</text:p>
          </table:table-cell>
          <table:table-cell table:number-columns-repeated="1021"/>
        </table:table-row>
        <table:table-row table:style-name="ro1">
          <table:table-cell office:value-type="string">
            <text:p>protocol</text:p>
          </table:table-cell>
          <table:table-cell office:value-type="string">
            <text:p>(bytevector-u64-ref bytevector n eness)</text:p>
          </table:table-cell>
          <table:table-cell table:number-columns-repeated="1021"/>
        </table:table-row>
        <table:table-row table:style-name="ro1">
          <table:table-cell office:value-type="string">
            <text:p>(quasiquote obj ...)</text:p>
          </table:table-cell>
          <table:table-cell office:value-type="string">
            <text:p>(bytevector-u64-set! bytevector n u64 eness)</text:p>
          </table:table-cell>
          <table:table-cell table:number-columns-repeated="1021"/>
        </table:table-row>
        <table:table-row table:style-name="ro1">
          <table:table-cell office:value-type="string">
            <text:p>(quasisyntax template ...)</text:p>
          </table:table-cell>
          <table:table-cell office:value-type="string">
            <text:p>(bytevector-u8-ref bytevector n)</text:p>
          </table:table-cell>
          <table:table-cell table:number-columns-repeated="1021"/>
        </table:table-row>
        <table:table-row table:style-name="ro1">
          <table:table-cell office:value-type="string">
            <text:p>(quote obj)</text:p>
          </table:table-cell>
          <table:table-cell office:value-type="string">
            <text:p>(bytevector-u8-set! bytevector n u8)</text:p>
          </table:table-cell>
          <table:table-cell table:number-columns-repeated="1021"/>
        </table:table-row>
        <table:table-row table:style-name="ro1">
          <table:table-cell office:value-type="string">
            <text:p>(record-constructor-descriptor record-name)</text:p>
          </table:table-cell>
          <table:table-cell office:value-type="string">
            <text:p>(bytevector-uint-ref bytevector n eness size)</text:p>
          </table:table-cell>
          <table:table-cell table:number-columns-repeated="1021"/>
        </table:table-row>
        <table:table-row table:style-name="ro1">
          <table:table-cell office:value-type="string">
            <text:p>(record-type-descriptor record-name)</text:p>
          </table:table-cell>
          <table:table-cell office:value-type="string">
            <text:p>(bytevector-uint-set! bytevector n uint eness size)</text:p>
          </table:table-cell>
          <table:table-cell table:number-columns-repeated="1021"/>
        </table:table-row>
        <table:table-row table:style-name="ro1">
          <table:table-cell office:value-type="string">
            <text:p>sealed</text:p>
          </table:table-cell>
          <table:table-cell office:value-type="string">
            <text:p>(bytevector=? bytevector1 bytevector2)</text:p>
          </table:table-cell>
          <table:table-cell table:number-columns-repeated="1021"/>
        </table:table-row>
        <table:table-row table:style-name="ro1">
          <table:table-cell office:value-type="string">
            <text:p>(set! var expr)</text:p>
          </table:table-cell>
          <table:table-cell office:value-type="string">
            <text:p>(bytevector? obj)</text:p>
          </table:table-cell>
          <table:table-cell table:number-columns-repeated="1021"/>
        </table:table-row>
        <table:table-row table:style-name="ro1">
          <table:table-cell office:value-type="string">
            <text:p>(syntax template)</text:p>
          </table:table-cell>
          <table:table-cell office:value-type="string">
            <text:p>(caaaar pair)</text:p>
          </table:table-cell>
          <table:table-cell table:number-columns-repeated="1021"/>
        </table:table-row>
        <table:table-row table:style-name="ro1">
          <table:table-cell office:value-type="string">
            <text:p>(syntax-case expr (literal ...) clause ...)</text:p>
          </table:table-cell>
          <table:table-cell office:value-type="string">
            <text:p>(caaadr pair)</text:p>
          </table:table-cell>
          <table:table-cell table:number-columns-repeated="1021"/>
        </table:table-row>
        <table:table-row table:style-name="ro1">
          <table:table-cell office:value-type="string">
            <text:p>(syntax-rules (literal ...) clause ...)</text:p>
          </table:table-cell>
          <table:table-cell office:value-type="string">
            <text:p>(caaar pair)</text:p>
          </table:table-cell>
          <table:table-cell table:number-columns-repeated="1021"/>
        </table:table-row>
        <table:table-row table:style-name="ro1">
          <table:table-cell office:value-type="string">
            <text:p>(unless test-expr expr1 expr2 ...)</text:p>
          </table:table-cell>
          <table:table-cell office:value-type="string">
            <text:p>(caadar pair)</text:p>
          </table:table-cell>
          <table:table-cell table:number-columns-repeated="1021"/>
        </table:table-row>
        <table:table-row table:style-name="ro1">
          <table:table-cell office:value-type="string">
            <text:p>(unquote obj ...)</text:p>
          </table:table-cell>
          <table:table-cell office:value-type="string">
            <text:p>(caaddr pair)</text:p>
          </table:table-cell>
          <table:table-cell table:number-columns-repeated="1021"/>
        </table:table-row>
        <table:table-row table:style-name="ro1">
          <table:table-cell office:value-type="string">
            <text:p>(unquote-splicing obj ...)</text:p>
          </table:table-cell>
          <table:table-cell office:value-type="string">
            <text:p>(caadr pair)</text:p>
          </table:table-cell>
          <table:table-cell table:number-columns-repeated="1021"/>
        </table:table-row>
        <table:table-row table:style-name="ro1">
          <table:table-cell office:value-type="string">
            <text:p>(unsyntax template ...)</text:p>
          </table:table-cell>
          <table:table-cell office:value-type="string">
            <text:p>(caar pair)</text:p>
          </table:table-cell>
          <table:table-cell table:number-columns-repeated="1021"/>
        </table:table-row>
        <table:table-row table:style-name="ro1">
          <table:table-cell office:value-type="string">
            <text:p>(unsyntax-splicing template ...)</text:p>
          </table:table-cell>
          <table:table-cell office:value-type="string">
            <text:p>(cadaar pair)</text:p>
          </table:table-cell>
          <table:table-cell table:number-columns-repeated="1021"/>
        </table:table-row>
        <table:table-row table:style-name="ro1">
          <table:table-cell office:value-type="string">
            <text:p>variable</text:p>
          </table:table-cell>
          <table:table-cell office:value-type="string">
            <text:p>(cadadr pair)</text:p>
          </table:table-cell>
          <table:table-cell table:number-columns-repeated="1021"/>
        </table:table-row>
        <table:table-row table:style-name="ro1">
          <table:table-cell office:value-type="string">
            <text:p>(when test-expr expr1 expr2 ...)</text:p>
          </table:table-cell>
          <table:table-cell office:value-type="string">
            <text:p>(cadar pair)</text:p>
          </table:table-cell>
          <table:table-cell table:number-columns-repeated="1021"/>
        </table:table-row>
        <table:table-row table:style-name="ro1">
          <table:table-cell office:value-type="string">
            <text:p>(with-syntax ((pattern expr) ...) body1 body2 ...)</text:p>
          </table:table-cell>
          <table:table-cell office:value-type="string">
            <text:p>(caddar pair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(cadddr pair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(caddr pair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(cadr pair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(call-with-bytevector-output-port procedure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rocedure</text:p>
          </table:table-cell>
          <table:table-cell table:style-name="ce1" office:value-type="string">
            <text:p>Procedur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(call-with-bytevector-output-port procedure ?transcoder)</text:p>
          </table:table-cell>
          <table:table-cell office:value-type="string">
            <text:p>(condition-message condition)</text:p>
          </table:table-cell>
          <table:table-cell table:number-columns-repeated="1021"/>
        </table:table-row>
        <table:table-row table:style-name="ro1">
          <table:table-cell office:value-type="string">
            <text:p>(call-with-current-continuation procedure)</text:p>
          </table:table-cell>
          <table:table-cell office:value-type="string">
            <text:p>(condition-predicate rtd)</text:p>
          </table:table-cell>
          <table:table-cell table:number-columns-repeated="1021"/>
        </table:table-row>
        <table:table-row table:style-name="ro1">
          <table:table-cell office:value-type="string">
            <text:p>(call-with-input-file path procedure)</text:p>
          </table:table-cell>
          <table:table-cell office:value-type="string">
            <text:p>(condition-who condition)</text:p>
          </table:table-cell>
          <table:table-cell table:number-columns-repeated="1021"/>
        </table:table-row>
        <table:table-row table:style-name="ro1">
          <table:table-cell office:value-type="string">
            <text:p>(call-with-output-file path procedure)</text:p>
          </table:table-cell>
          <table:table-cell office:value-type="string">
            <text:p>(condition? obj)</text:p>
          </table:table-cell>
          <table:table-cell table:number-columns-repeated="1021"/>
        </table:table-row>
        <table:table-row table:style-name="ro1">
          <table:table-cell office:value-type="string">
            <text:p>(call-with-port port procedure)</text:p>
          </table:table-cell>
          <table:table-cell office:value-type="string">
            <text:p>(cons obj1 obj2)</text:p>
          </table:table-cell>
          <table:table-cell table:number-columns-repeated="1021"/>
        </table:table-row>
        <table:table-row table:style-name="ro1">
          <table:table-cell office:value-type="string">
            <text:p>(call-with-string-output-port procedure)</text:p>
          </table:table-cell>
          <table:table-cell office:value-type="string">
            <text:p>(cons* obj ... final-obj)</text:p>
          </table:table-cell>
          <table:table-cell table:number-columns-repeated="1021"/>
        </table:table-row>
        <table:table-row table:style-name="ro1">
          <table:table-cell office:value-type="string">
            <text:p>(call-with-values producer consumer)</text:p>
          </table:table-cell>
          <table:table-cell office:value-type="string">
            <text:p>(cos num)</text:p>
          </table:table-cell>
          <table:table-cell table:number-columns-repeated="1021"/>
        </table:table-row>
        <table:table-row table:style-name="ro1">
          <table:table-cell office:value-type="string">
            <text:p>(call/cc procedure)</text:p>
          </table:table-cell>
          <table:table-cell office:value-type="string">
            <text:p>(current-error-port)</text:p>
          </table:table-cell>
          <table:table-cell table:number-columns-repeated="1021"/>
        </table:table-row>
        <table:table-row table:style-name="ro1">
          <table:table-cell office:value-type="string">
            <text:p>(car pair)</text:p>
          </table:table-cell>
          <table:table-cell office:value-type="string">
            <text:p>(current-input-port)</text:p>
          </table:table-cell>
          <table:table-cell table:number-columns-repeated="1021"/>
        </table:table-row>
        <table:table-row table:style-name="ro1">
          <table:table-cell office:value-type="string">
            <text:p>(cdaaar pair)</text:p>
          </table:table-cell>
          <table:table-cell office:value-type="string">
            <text:p>(current-output-port)</text:p>
          </table:table-cell>
          <table:table-cell table:number-columns-repeated="1021"/>
        </table:table-row>
        <table:table-row table:style-name="ro1">
          <table:table-cell office:value-type="string">
            <text:p>(cdaadr pair)</text:p>
          </table:table-cell>
          <table:table-cell office:value-type="string">
            <text:p>(datum-&gt;syntax template-identifier obj)</text:p>
          </table:table-cell>
          <table:table-cell table:number-columns-repeated="1021"/>
        </table:table-row>
        <table:table-row table:style-name="ro1">
          <table:table-cell office:value-type="string">
            <text:p>(cdaar pair)</text:p>
          </table:table-cell>
          <table:table-cell office:value-type="string">
            <text:p>(delete-file path)</text:p>
          </table:table-cell>
          <table:table-cell table:number-columns-repeated="1021"/>
        </table:table-row>
        <table:table-row table:style-name="ro1">
          <table:table-cell office:value-type="string">
            <text:p>(cdadar pair)</text:p>
          </table:table-cell>
          <table:table-cell office:value-type="string">
            <text:p>(denominator rat)</text:p>
          </table:table-cell>
          <table:table-cell table:number-columns-repeated="1021"/>
        </table:table-row>
        <table:table-row table:style-name="ro1">
          <table:table-cell office:value-type="string">
            <text:p>(cdaddr pair)</text:p>
          </table:table-cell>
          <table:table-cell office:value-type="string">
            <text:p>(display obj)</text:p>
          </table:table-cell>
          <table:table-cell table:number-columns-repeated="1021"/>
        </table:table-row>
        <table:table-row table:style-name="ro1">
          <table:table-cell office:value-type="string">
            <text:p>(cdadr pair)</text:p>
          </table:table-cell>
          <table:table-cell office:value-type="string">
            <text:p>(display obj textual-output-port)</text:p>
          </table:table-cell>
          <table:table-cell table:number-columns-repeated="1021"/>
        </table:table-row>
        <table:table-row table:style-name="ro1">
          <table:table-cell office:value-type="string">
            <text:p>(cdar pair)</text:p>
          </table:table-cell>
          <table:table-cell office:value-type="string">
            <text:p>(div x1 x2)</text:p>
          </table:table-cell>
          <table:table-cell table:number-columns-repeated="1021"/>
        </table:table-row>
        <table:table-row table:style-name="ro1">
          <table:table-cell office:value-type="string">
            <text:p>(cddaar pair)</text:p>
          </table:table-cell>
          <table:table-cell office:value-type="string">
            <text:p>(div-and-mod x1 x2)</text:p>
          </table:table-cell>
          <table:table-cell table:number-columns-repeated="1021"/>
        </table:table-row>
        <table:table-row table:style-name="ro1">
          <table:table-cell office:value-type="string">
            <text:p>(cddadr pair)</text:p>
          </table:table-cell>
          <table:table-cell office:value-type="string">
            <text:p>(div0 x1 x2)</text:p>
          </table:table-cell>
          <table:table-cell table:number-columns-repeated="1021"/>
        </table:table-row>
        <table:table-row table:style-name="ro1">
          <table:table-cell office:value-type="string">
            <text:p>(cddar pair)</text:p>
          </table:table-cell>
          <table:table-cell office:value-type="string">
            <text:p>(div0-and-mod0 x1 x2)</text:p>
          </table:table-cell>
          <table:table-cell table:number-columns-repeated="1021"/>
        </table:table-row>
        <table:table-row table:style-name="ro1">
          <table:table-cell office:value-type="string">
            <text:p>(cdddar pair)</text:p>
          </table:table-cell>
          <table:table-cell office:value-type="string">
            <text:p>(dynamic-wind in body out)</text:p>
          </table:table-cell>
          <table:table-cell table:number-columns-repeated="1021"/>
        </table:table-row>
        <table:table-row table:style-name="ro1">
          <table:table-cell office:value-type="string">
            <text:p>(cddddr pair)</text:p>
          </table:table-cell>
          <table:table-cell office:value-type="string">
            <text:p>(enum-set-&gt;list enum-set)</text:p>
          </table:table-cell>
          <table:table-cell table:number-columns-repeated="1021"/>
        </table:table-row>
        <table:table-row table:style-name="ro1">
          <table:table-cell office:value-type="string">
            <text:p>(cdddr pair)</text:p>
          </table:table-cell>
          <table:table-cell office:value-type="string">
            <text:p>(enum-set-complement enum-set)</text:p>
          </table:table-cell>
          <table:table-cell table:number-columns-repeated="1021"/>
        </table:table-row>
        <table:table-row table:style-name="ro1">
          <table:table-cell office:value-type="string">
            <text:p>(cddr pair)</text:p>
          </table:table-cell>
          <table:table-cell office:value-type="string">
            <text:p>(enum-set-constructor enum-set)</text:p>
          </table:table-cell>
          <table:table-cell table:number-columns-repeated="1021"/>
        </table:table-row>
        <table:table-row table:style-name="ro1">
          <table:table-cell office:value-type="string">
            <text:p>(cdr pair)</text:p>
          </table:table-cell>
          <table:table-cell office:value-type="string">
            <text:p>(enum-set-difference enum-set1 enum-set2)</text:p>
          </table:table-cell>
          <table:table-cell table:number-columns-repeated="1021"/>
        </table:table-row>
        <table:table-row table:style-name="ro1">
          <table:table-cell office:value-type="string">
            <text:p>(ceiling real)</text:p>
          </table:table-cell>
          <table:table-cell office:value-type="string">
            <text:p>(enum-set-indexer enum-set)</text:p>
          </table:table-cell>
          <table:table-cell table:number-columns-repeated="1021"/>
        </table:table-row>
        <table:table-row table:style-name="ro1">
          <table:table-cell office:value-type="string">
            <text:p>(char-&gt;integer char)</text:p>
          </table:table-cell>
          <table:table-cell office:value-type="string">
            <text:p>(enum-set-intersection enum-set1 enum-set2)</text:p>
          </table:table-cell>
          <table:table-cell table:number-columns-repeated="1021"/>
        </table:table-row>
        <table:table-row table:style-name="ro1">
          <table:table-cell office:value-type="string">
            <text:p>(char-alphabetic? char)</text:p>
          </table:table-cell>
          <table:table-cell office:value-type="string">
            <text:p>(enum-set-member? symbol enum-set)</text:p>
          </table:table-cell>
          <table:table-cell table:number-columns-repeated="1021"/>
        </table:table-row>
        <table:table-row table:style-name="ro1">
          <table:table-cell office:value-type="string">
            <text:p>(char-ci&lt;=? char1 char2 char3 ...)</text:p>
          </table:table-cell>
          <table:table-cell office:value-type="string">
            <text:p>(enum-set-projection enum-set1 enum-set2)</text:p>
          </table:table-cell>
          <table:table-cell table:number-columns-repeated="1021"/>
        </table:table-row>
        <table:table-row table:style-name="ro1">
          <table:table-cell office:value-type="string">
            <text:p>(char-ci&lt;? char1 char2 char3 ...)</text:p>
          </table:table-cell>
          <table:table-cell office:value-type="string">
            <text:p>(enum-set-subset? enum-set1 enum-set2)</text:p>
          </table:table-cell>
          <table:table-cell table:number-columns-repeated="1021"/>
        </table:table-row>
        <table:table-row table:style-name="ro1">
          <table:table-cell office:value-type="string">
            <text:p>(char-ci=? char1 char2 char3 ...)</text:p>
          </table:table-cell>
          <table:table-cell office:value-type="string">
            <text:p>(enum-set-union enum-set1 enum-set2)</text:p>
          </table:table-cell>
          <table:table-cell table:number-columns-repeated="1021"/>
        </table:table-row>
        <table:table-row table:style-name="ro1">
          <table:table-cell office:value-type="string">
            <text:p>(char-ci&gt;=? char1 char2 char3 ...)</text:p>
          </table:table-cell>
          <table:table-cell office:value-type="string">
            <text:p>(enum-set-universe enum-set)</text:p>
          </table:table-cell>
          <table:table-cell table:number-columns-repeated="1021"/>
        </table:table-row>
        <table:table-row table:style-name="ro1">
          <table:table-cell office:value-type="string">
            <text:p>(char-ci&gt;? char1 char2 char3 ...)</text:p>
          </table:table-cell>
          <table:table-cell office:value-type="string">
            <text:p>(enum-set=? enum-set1 enum-set2)</text:p>
          </table:table-cell>
          <table:table-cell table:number-columns-repeated="1021"/>
        </table:table-row>
        <table:table-row table:style-name="ro1">
          <table:table-cell office:value-type="string">
            <text:p>(char-downcase char)</text:p>
          </table:table-cell>
          <table:table-cell office:value-type="string">
            <text:p>(environment import-spec ...)</text:p>
          </table:table-cell>
          <table:table-cell table:number-columns-repeated="1021"/>
        </table:table-row>
        <table:table-row table:style-name="ro1">
          <table:table-cell office:value-type="string">
            <text:p>(char-foldcase char)</text:p>
          </table:table-cell>
          <table:table-cell office:value-type="string">
            <text:p>(eof-object)</text:p>
          </table:table-cell>
          <table:table-cell table:number-columns-repeated="1021"/>
        </table:table-row>
        <table:table-row table:style-name="ro1">
          <table:table-cell office:value-type="string">
            <text:p>(char-general-category char)</text:p>
          </table:table-cell>
          <table:table-cell office:value-type="string">
            <text:p>(eof-object? obj)</text:p>
          </table:table-cell>
          <table:table-cell table:number-columns-repeated="1021"/>
        </table:table-row>
        <table:table-row table:style-name="ro1">
          <table:table-cell office:value-type="string">
            <text:p>(char-lower-case? char)</text:p>
          </table:table-cell>
          <table:table-cell office:value-type="string">
            <text:p>(eq? obj1 obj2)</text:p>
          </table:table-cell>
          <table:table-cell table:number-columns-repeated="1021"/>
        </table:table-row>
        <table:table-row table:style-name="ro1">
          <table:table-cell office:value-type="string">
            <text:p>(char-numeric? char)</text:p>
          </table:table-cell>
          <table:table-cell office:value-type="string">
            <text:p>(equal-hash obj)</text:p>
          </table:table-cell>
          <table:table-cell table:number-columns-repeated="1021"/>
        </table:table-row>
        <table:table-row table:style-name="ro1">
          <table:table-cell office:value-type="string">
            <text:p>(char-title-case? char)</text:p>
          </table:table-cell>
          <table:table-cell office:value-type="string">
            <text:p>(equal? obj1 obj2)</text:p>
          </table:table-cell>
          <table:table-cell table:number-columns-repeated="1021"/>
        </table:table-row>
        <table:table-row table:style-name="ro1">
          <table:table-cell office:value-type="string">
            <text:p>(char-titlecase char)</text:p>
          </table:table-cell>
          <table:table-cell office:value-type="string">
            <text:p>(eqv? obj1 obj2)</text:p>
          </table:table-cell>
          <table:table-cell table:number-columns-repeated="1021"/>
        </table:table-row>
        <table:table-row table:style-name="ro1">
          <table:table-cell office:value-type="string">
            <text:p>(char-upcase char)</text:p>
          </table:table-cell>
          <table:table-cell office:value-type="string">
            <text:p>(error who msg irritant ...)</text:p>
          </table:table-cell>
          <table:table-cell table:number-columns-repeated="1021"/>
        </table:table-row>
        <table:table-row table:style-name="ro1">
          <table:table-cell office:value-type="string">
            <text:p>(char-upper-case? char)</text:p>
          </table:table-cell>
          <table:table-cell office:value-type="string">
            <text:p>(error? obj)</text:p>
          </table:table-cell>
          <table:table-cell table:number-columns-repeated="1021"/>
        </table:table-row>
        <table:table-row table:style-name="ro1">
          <table:table-cell office:value-type="string">
            <text:p>(char-whitespace? char)</text:p>
          </table:table-cell>
          <table:table-cell office:value-type="string">
            <text:p>(eval obj environment)</text:p>
          </table:table-cell>
          <table:table-cell table:number-columns-repeated="1021"/>
        </table:table-row>
        <table:table-row table:style-name="ro1">
          <table:table-cell office:value-type="string">
            <text:p>(char&lt;=? char1 char2 char3 ...)</text:p>
          </table:table-cell>
          <table:table-cell office:value-type="string">
            <text:p>(even? int)</text:p>
          </table:table-cell>
          <table:table-cell table:number-columns-repeated="1021"/>
        </table:table-row>
        <table:table-row table:style-name="ro1">
          <table:table-cell office:value-type="string">
            <text:p>(char&lt;? char1 char2 char3 ...)</text:p>
          </table:table-cell>
          <table:table-cell office:value-type="string">
            <text:p>(exact num)</text:p>
          </table:table-cell>
          <table:table-cell table:number-columns-repeated="1021"/>
        </table:table-row>
        <table:table-row table:style-name="ro1">
          <table:table-cell office:value-type="string">
            <text:p>(char=? char1 char2 char3 ...)</text:p>
          </table:table-cell>
          <table:table-cell office:value-type="string">
            <text:p>(exact-&gt;inexact num)</text:p>
          </table:table-cell>
          <table:table-cell table:number-columns-repeated="1021"/>
        </table:table-row>
        <table:table-row table:style-name="ro1">
          <table:table-cell office:value-type="string">
            <text:p>(char&gt;=? char1 char2 char3 ...)</text:p>
          </table:table-cell>
          <table:table-cell office:value-type="string">
            <text:p>(exact-integer-sqrt n)</text:p>
          </table:table-cell>
          <table:table-cell table:number-columns-repeated="1021"/>
        </table:table-row>
        <table:table-row table:style-name="ro1">
          <table:table-cell office:value-type="string">
            <text:p>(char&gt;? char1 char2 char3 ...)</text:p>
          </table:table-cell>
          <table:table-cell office:value-type="string">
            <text:p>(exact? num)</text:p>
          </table:table-cell>
          <table:table-cell table:number-columns-repeated="1021"/>
        </table:table-row>
        <table:table-row table:style-name="ro1">
          <table:table-cell office:value-type="string">
            <text:p>(char? obj)</text:p>
          </table:table-cell>
          <table:table-cell office:value-type="string">
            <text:p>(exists procedure list1 list2 ...)</text:p>
          </table:table-cell>
          <table:table-cell table:number-columns-repeated="1021"/>
        </table:table-row>
        <table:table-row table:style-name="ro1">
          <table:table-cell office:value-type="string">
            <text:p>(close-input-port input-port)</text:p>
          </table:table-cell>
          <table:table-cell office:value-type="string">
            <text:p>(exit)</text:p>
          </table:table-cell>
          <table:table-cell table:number-columns-repeated="1021"/>
        </table:table-row>
        <table:table-row table:style-name="ro1">
          <table:table-cell office:value-type="string">
            <text:p>(close-output-port output-port)</text:p>
          </table:table-cell>
          <table:table-cell office:value-type="string">
            <text:p>(exit obj)</text:p>
          </table:table-cell>
          <table:table-cell table:number-columns-repeated="1021"/>
        </table:table-row>
        <table:table-row table:style-name="ro1">
          <table:table-cell office:value-type="string">
            <text:p>(close-port port)</text:p>
          </table:table-cell>
          <table:table-cell office:value-type="string">
            <text:p>(exp num)</text:p>
          </table:table-cell>
          <table:table-cell table:number-columns-repeated="1021"/>
        </table:table-row>
        <table:table-row table:style-name="ro1">
          <table:table-cell office:value-type="string">
            <text:p>(command-line)</text:p>
          </table:table-cell>
          <table:table-cell office:value-type="string">
            <text:p>(expt num1 num2)</text:p>
          </table:table-cell>
          <table:table-cell table:number-columns-repeated="1021"/>
        </table:table-row>
        <table:table-row table:style-name="ro1">
          <table:table-cell office:value-type="string">
            <text:p>(complex? obj)</text:p>
          </table:table-cell>
          <table:table-cell office:value-type="string">
            <text:p>(file-exists? path)</text:p>
          </table:table-cell>
          <table:table-cell table:number-columns-repeated="1021"/>
        </table:table-row>
        <table:table-row table:style-name="ro1">
          <table:table-cell office:value-type="string">
            <text:p>(condition condition ...)</text:p>
          </table:table-cell>
          <table:table-cell office:value-type="string">
            <text:p>(filter procedure list)</text:p>
          </table:table-cell>
          <table:table-cell table:number-columns-repeated="1021"/>
        </table:table-row>
        <table:table-row table:style-name="ro1">
          <table:table-cell office:value-type="string">
            <text:p>(condition-accessor rtd procedure)</text:p>
          </table:table-cell>
          <table:table-cell office:value-type="string">
            <text:p>(find procedure list)</text:p>
          </table:table-cell>
          <table:table-cell table:number-columns-repeated="1021"/>
        </table:table-row>
        <table:table-row table:style-name="ro1">
          <table:table-cell office:value-type="string">
            <text:p>(condition-irritants condition)</text:p>
          </table:table-cell>
          <table:table-cell office:value-type="string">
            <text:p>(finite? real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rocedure</text:p>
          </table:table-cell>
          <table:table-cell table:style-name="ce1" office:value-type="string">
            <text:p>Procedur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(fixnum-&gt;flonum fx)</text:p>
          </table:table-cell>
          <table:table-cell office:value-type="string">
            <text:p>(for-each procedure list1 list2 ...)</text:p>
          </table:table-cell>
          <table:table-cell table:number-columns-repeated="1021"/>
        </table:table-row>
        <table:table-row table:style-name="ro1">
          <table:table-cell office:value-type="string">
            <text:p>(fixnum-width)</text:p>
          </table:table-cell>
          <table:table-cell office:value-type="string">
            <text:p>(force promise)</text:p>
          </table:table-cell>
          <table:table-cell table:number-columns-repeated="1021"/>
        </table:table-row>
        <table:table-row table:style-name="ro1">
          <table:table-cell office:value-type="string">
            <text:p>(fixnum? obj)</text:p>
          </table:table-cell>
          <table:table-cell office:value-type="string">
            <text:p>(free-identifier=? identifier1 identifier2)</text:p>
          </table:table-cell>
          <table:table-cell table:number-columns-repeated="1021"/>
        </table:table-row>
        <table:table-row table:style-name="ro1">
          <table:table-cell office:value-type="string">
            <text:p>(fl* fl ...)</text:p>
          </table:table-cell>
          <table:table-cell office:value-type="string">
            <text:p>(fx* fx1 fx2)</text:p>
          </table:table-cell>
          <table:table-cell table:number-columns-repeated="1021"/>
        </table:table-row>
        <table:table-row table:style-name="ro1">
          <table:table-cell office:value-type="string">
            <text:p>(fl+ fl ...)</text:p>
          </table:table-cell>
          <table:table-cell office:value-type="string">
            <text:p>(fx*/carry fx1 fx2 fx3)</text:p>
          </table:table-cell>
          <table:table-cell table:number-columns-repeated="1021"/>
        </table:table-row>
        <table:table-row table:style-name="ro1">
          <table:table-cell office:value-type="string">
            <text:p>(fl- fl)</text:p>
          </table:table-cell>
          <table:table-cell office:value-type="string">
            <text:p>(fx+ fx1 fx2)</text:p>
          </table:table-cell>
          <table:table-cell table:number-columns-repeated="1021"/>
        </table:table-row>
        <table:table-row table:style-name="ro1">
          <table:table-cell office:value-type="string">
            <text:p>(fl- fl1 fl2 fl3 ...)</text:p>
          </table:table-cell>
          <table:table-cell office:value-type="string">
            <text:p>(fx+/carry fx1 fx2 fx3)</text:p>
          </table:table-cell>
          <table:table-cell table:number-columns-repeated="1021"/>
        </table:table-row>
        <table:table-row table:style-name="ro1">
          <table:table-cell office:value-type="string">
            <text:p>(fl/ fl)</text:p>
          </table:table-cell>
          <table:table-cell office:value-type="string">
            <text:p>(fx- fx)</text:p>
          </table:table-cell>
          <table:table-cell table:number-columns-repeated="1021"/>
        </table:table-row>
        <table:table-row table:style-name="ro1">
          <table:table-cell office:value-type="string">
            <text:p>(fl/ fl1 fl2 fl3 ...)</text:p>
          </table:table-cell>
          <table:table-cell office:value-type="string">
            <text:p>(fx- fx1 fx2)</text:p>
          </table:table-cell>
          <table:table-cell table:number-columns-repeated="1021"/>
        </table:table-row>
        <table:table-row table:style-name="ro1">
          <table:table-cell office:value-type="string">
            <text:p>(fl&lt;=? fl1 fl2 fl3 ...)</text:p>
          </table:table-cell>
          <table:table-cell office:value-type="string">
            <text:p>(fx-/carry fx1 fx2 fx3)</text:p>
          </table:table-cell>
          <table:table-cell table:number-columns-repeated="1021"/>
        </table:table-row>
        <table:table-row table:style-name="ro1">
          <table:table-cell office:value-type="string">
            <text:p>(fl&lt;? fl1 fl2 fl3 ...)</text:p>
          </table:table-cell>
          <table:table-cell office:value-type="string">
            <text:p>(fx&lt;=? fx1 fx2 fx3 ...)</text:p>
          </table:table-cell>
          <table:table-cell table:number-columns-repeated="1021"/>
        </table:table-row>
        <table:table-row table:style-name="ro1">
          <table:table-cell office:value-type="string">
            <text:p>(fl=? fl1 fl2 fl3 ...)</text:p>
          </table:table-cell>
          <table:table-cell office:value-type="string">
            <text:p>(fx&lt;? fx1 fx2 fx3 ...)</text:p>
          </table:table-cell>
          <table:table-cell table:number-columns-repeated="1021"/>
        </table:table-row>
        <table:table-row table:style-name="ro1">
          <table:table-cell office:value-type="string">
            <text:p>(fl&gt;=? fl1 fl2 fl3 ...)</text:p>
          </table:table-cell>
          <table:table-cell office:value-type="string">
            <text:p>(fx=? fx1 fx2 fx3 ...)</text:p>
          </table:table-cell>
          <table:table-cell table:number-columns-repeated="1021"/>
        </table:table-row>
        <table:table-row table:style-name="ro1">
          <table:table-cell office:value-type="string">
            <text:p>(fl&gt;? fl1 fl2 fl3 ...)</text:p>
          </table:table-cell>
          <table:table-cell office:value-type="string">
            <text:p>(fx&gt;=? fx1 fx2 fx3 ...)</text:p>
          </table:table-cell>
          <table:table-cell table:number-columns-repeated="1021"/>
        </table:table-row>
        <table:table-row table:style-name="ro1">
          <table:table-cell office:value-type="string">
            <text:p>(flabs fl)</text:p>
          </table:table-cell>
          <table:table-cell office:value-type="string">
            <text:p>(fx&gt;? fx1 fx2 fx3 ...)</text:p>
          </table:table-cell>
          <table:table-cell table:number-columns-repeated="1021"/>
        </table:table-row>
        <table:table-row table:style-name="ro1">
          <table:table-cell office:value-type="string">
            <text:p>(flacos fl)</text:p>
          </table:table-cell>
          <table:table-cell office:value-type="string">
            <text:p>(fxand fx ...)</text:p>
          </table:table-cell>
          <table:table-cell table:number-columns-repeated="1021"/>
        </table:table-row>
        <table:table-row table:style-name="ro1">
          <table:table-cell office:value-type="string">
            <text:p>(flasin fl)</text:p>
          </table:table-cell>
          <table:table-cell office:value-type="string">
            <text:p>(fxarithmetic-shift fx1 fx2)</text:p>
          </table:table-cell>
          <table:table-cell table:number-columns-repeated="1021"/>
        </table:table-row>
        <table:table-row table:style-name="ro1">
          <table:table-cell office:value-type="string">
            <text:p>(flatan fl)</text:p>
          </table:table-cell>
          <table:table-cell office:value-type="string">
            <text:p>(fxarithmetic-shift-left fx1 fx2)</text:p>
          </table:table-cell>
          <table:table-cell table:number-columns-repeated="1021"/>
        </table:table-row>
        <table:table-row table:style-name="ro1">
          <table:table-cell office:value-type="string">
            <text:p>(flatan fl1 fl2)</text:p>
          </table:table-cell>
          <table:table-cell office:value-type="string">
            <text:p>(fxarithmetic-shift-right fx1 fx2)</text:p>
          </table:table-cell>
          <table:table-cell table:number-columns-repeated="1021"/>
        </table:table-row>
        <table:table-row table:style-name="ro1">
          <table:table-cell office:value-type="string">
            <text:p>(flceiling fl)</text:p>
          </table:table-cell>
          <table:table-cell office:value-type="string">
            <text:p>(fxbit-count fx)</text:p>
          </table:table-cell>
          <table:table-cell table:number-columns-repeated="1021"/>
        </table:table-row>
        <table:table-row table:style-name="ro1">
          <table:table-cell office:value-type="string">
            <text:p>(flcos fl)</text:p>
          </table:table-cell>
          <table:table-cell office:value-type="string">
            <text:p>(fxbit-field fx1 fx2 fx3)</text:p>
          </table:table-cell>
          <table:table-cell table:number-columns-repeated="1021"/>
        </table:table-row>
        <table:table-row table:style-name="ro1">
          <table:table-cell office:value-type="string">
            <text:p>(fldenominator fl)</text:p>
          </table:table-cell>
          <table:table-cell office:value-type="string">
            <text:p>(fxbit-set? fx1 fx2)</text:p>
          </table:table-cell>
          <table:table-cell table:number-columns-repeated="1021"/>
        </table:table-row>
        <table:table-row table:style-name="ro1">
          <table:table-cell office:value-type="string">
            <text:p>(fldiv fl1 fl2)</text:p>
          </table:table-cell>
          <table:table-cell office:value-type="string">
            <text:p>(fxcopy-bit fx1 fx2 fx3)</text:p>
          </table:table-cell>
          <table:table-cell table:number-columns-repeated="1021"/>
        </table:table-row>
        <table:table-row table:style-name="ro1">
          <table:table-cell office:value-type="string">
            <text:p>(fldiv-and-mod fl1 fl2)</text:p>
          </table:table-cell>
          <table:table-cell office:value-type="string">
            <text:p>(fxcopy-bit-field fx1 fx2 fx3 fx4)</text:p>
          </table:table-cell>
          <table:table-cell table:number-columns-repeated="1021"/>
        </table:table-row>
        <table:table-row table:style-name="ro1">
          <table:table-cell office:value-type="string">
            <text:p>(fldiv0 fl1 fl2)</text:p>
          </table:table-cell>
          <table:table-cell office:value-type="string">
            <text:p>(fxdiv fx1 fx2)</text:p>
          </table:table-cell>
          <table:table-cell table:number-columns-repeated="1021"/>
        </table:table-row>
        <table:table-row table:style-name="ro1">
          <table:table-cell office:value-type="string">
            <text:p>(fldiv0-and-mod0 fl1 fl2)</text:p>
          </table:table-cell>
          <table:table-cell office:value-type="string">
            <text:p>(fxdiv-and-mod fx1 fx2)</text:p>
          </table:table-cell>
          <table:table-cell table:number-columns-repeated="1021"/>
        </table:table-row>
        <table:table-row table:style-name="ro1">
          <table:table-cell office:value-type="string">
            <text:p>(fleven? fl-int)</text:p>
          </table:table-cell>
          <table:table-cell office:value-type="string">
            <text:p>(fxdiv0 fx1 fx2)</text:p>
          </table:table-cell>
          <table:table-cell table:number-columns-repeated="1021"/>
        </table:table-row>
        <table:table-row table:style-name="ro1">
          <table:table-cell office:value-type="string">
            <text:p>(flexp fl)</text:p>
          </table:table-cell>
          <table:table-cell office:value-type="string">
            <text:p>(fxdiv0-and-mod0 fx1 fx2)</text:p>
          </table:table-cell>
          <table:table-cell table:number-columns-repeated="1021"/>
        </table:table-row>
        <table:table-row table:style-name="ro1">
          <table:table-cell office:value-type="string">
            <text:p>(flexpt fl1 fl2)</text:p>
          </table:table-cell>
          <table:table-cell office:value-type="string">
            <text:p>(fxeven? fx)</text:p>
          </table:table-cell>
          <table:table-cell table:number-columns-repeated="1021"/>
        </table:table-row>
        <table:table-row table:style-name="ro1">
          <table:table-cell office:value-type="string">
            <text:p>(flfinite? fl)</text:p>
          </table:table-cell>
          <table:table-cell office:value-type="string">
            <text:p>(fxfirst-bit-set fx)</text:p>
          </table:table-cell>
          <table:table-cell table:number-columns-repeated="1021"/>
        </table:table-row>
        <table:table-row table:style-name="ro1">
          <table:table-cell office:value-type="string">
            <text:p>(flfloor fl)</text:p>
          </table:table-cell>
          <table:table-cell office:value-type="string">
            <text:p>(fxif fx1 fx2 fx3)</text:p>
          </table:table-cell>
          <table:table-cell table:number-columns-repeated="1021"/>
        </table:table-row>
        <table:table-row table:style-name="ro1">
          <table:table-cell office:value-type="string">
            <text:p>(flinfinite? fl)</text:p>
          </table:table-cell>
          <table:table-cell office:value-type="string">
            <text:p>(fxior fx ...)</text:p>
          </table:table-cell>
          <table:table-cell table:number-columns-repeated="1021"/>
        </table:table-row>
        <table:table-row table:style-name="ro1">
          <table:table-cell office:value-type="string">
            <text:p>(flinteger? fl)</text:p>
          </table:table-cell>
          <table:table-cell office:value-type="string">
            <text:p>(fxlength fx)</text:p>
          </table:table-cell>
          <table:table-cell table:number-columns-repeated="1021"/>
        </table:table-row>
        <table:table-row table:style-name="ro1">
          <table:table-cell office:value-type="string">
            <text:p>(fllog fl)</text:p>
          </table:table-cell>
          <table:table-cell office:value-type="string">
            <text:p>(fxmax fx1 fx2 ...)</text:p>
          </table:table-cell>
          <table:table-cell table:number-columns-repeated="1021"/>
        </table:table-row>
        <table:table-row table:style-name="ro1">
          <table:table-cell office:value-type="string">
            <text:p>(fllog fl1 fl2)</text:p>
          </table:table-cell>
          <table:table-cell office:value-type="string">
            <text:p>(fxmin fx1 fx2 ...)</text:p>
          </table:table-cell>
          <table:table-cell table:number-columns-repeated="1021"/>
        </table:table-row>
        <table:table-row table:style-name="ro1">
          <table:table-cell office:value-type="string">
            <text:p>(flmax fl1 fl2 ...)</text:p>
          </table:table-cell>
          <table:table-cell office:value-type="string">
            <text:p>(fxmod fx1 fx2)</text:p>
          </table:table-cell>
          <table:table-cell table:number-columns-repeated="1021"/>
        </table:table-row>
        <table:table-row table:style-name="ro1">
          <table:table-cell office:value-type="string">
            <text:p>(flmin fl1 fl2 ...)</text:p>
          </table:table-cell>
          <table:table-cell office:value-type="string">
            <text:p>(fxmod0 fx1 fx2)</text:p>
          </table:table-cell>
          <table:table-cell table:number-columns-repeated="1021"/>
        </table:table-row>
        <table:table-row table:style-name="ro1">
          <table:table-cell office:value-type="string">
            <text:p>(flmod fl1 fl2)</text:p>
          </table:table-cell>
          <table:table-cell office:value-type="string">
            <text:p>(fxnegative? fx)</text:p>
          </table:table-cell>
          <table:table-cell table:number-columns-repeated="1021"/>
        </table:table-row>
        <table:table-row table:style-name="ro1">
          <table:table-cell office:value-type="string">
            <text:p>(flmod0 fl1 fl2)</text:p>
          </table:table-cell>
          <table:table-cell office:value-type="string">
            <text:p>(fxnot fx)</text:p>
          </table:table-cell>
          <table:table-cell table:number-columns-repeated="1021"/>
        </table:table-row>
        <table:table-row table:style-name="ro1">
          <table:table-cell office:value-type="string">
            <text:p>(flnan? fl)</text:p>
          </table:table-cell>
          <table:table-cell office:value-type="string">
            <text:p>(fxodd? fx)</text:p>
          </table:table-cell>
          <table:table-cell table:number-columns-repeated="1021"/>
        </table:table-row>
        <table:table-row table:style-name="ro1">
          <table:table-cell office:value-type="string">
            <text:p>(flnegative? fl)</text:p>
          </table:table-cell>
          <table:table-cell office:value-type="string">
            <text:p>(fxpositive? fx)</text:p>
          </table:table-cell>
          <table:table-cell table:number-columns-repeated="1021"/>
        </table:table-row>
        <table:table-row table:style-name="ro1">
          <table:table-cell office:value-type="string">
            <text:p>(flnumerator fl)</text:p>
          </table:table-cell>
          <table:table-cell office:value-type="string">
            <text:p>(fxreverse-bit-field fx1 fx2 fx3)</text:p>
          </table:table-cell>
          <table:table-cell table:number-columns-repeated="1021"/>
        </table:table-row>
        <table:table-row table:style-name="ro1">
          <table:table-cell office:value-type="string">
            <text:p>(flodd? fl-int)</text:p>
          </table:table-cell>
          <table:table-cell office:value-type="string">
            <text:p>(fxrotate-bit-field fx1 fx2 fx3 fx4)</text:p>
          </table:table-cell>
          <table:table-cell table:number-columns-repeated="1021"/>
        </table:table-row>
        <table:table-row table:style-name="ro1">
          <table:table-cell office:value-type="string">
            <text:p>(flonum? obj)</text:p>
          </table:table-cell>
          <table:table-cell office:value-type="string">
            <text:p>(fxxor fx ...)</text:p>
          </table:table-cell>
          <table:table-cell table:number-columns-repeated="1021"/>
        </table:table-row>
        <table:table-row table:style-name="ro1">
          <table:table-cell office:value-type="string">
            <text:p>(floor real)</text:p>
          </table:table-cell>
          <table:table-cell office:value-type="string">
            <text:p>(fxzero? fx)</text:p>
          </table:table-cell>
          <table:table-cell table:number-columns-repeated="1021"/>
        </table:table-row>
        <table:table-row table:style-name="ro1">
          <table:table-cell office:value-type="string">
            <text:p>(flpositive? fl)</text:p>
          </table:table-cell>
          <table:table-cell office:value-type="string">
            <text:p>(gcd int ...)</text:p>
          </table:table-cell>
          <table:table-cell table:number-columns-repeated="1021"/>
        </table:table-row>
        <table:table-row table:style-name="ro1">
          <table:table-cell office:value-type="string">
            <text:p>(flround fl)</text:p>
          </table:table-cell>
          <table:table-cell office:value-type="string">
            <text:p>(generate-temporaries list)</text:p>
          </table:table-cell>
          <table:table-cell table:number-columns-repeated="1021"/>
        </table:table-row>
        <table:table-row table:style-name="ro1">
          <table:table-cell office:value-type="string">
            <text:p>(flsin fl)</text:p>
          </table:table-cell>
          <table:table-cell office:value-type="string">
            <text:p>(get-bytevector-all binary-input-port)</text:p>
          </table:table-cell>
          <table:table-cell table:number-columns-repeated="1021"/>
        </table:table-row>
        <table:table-row table:style-name="ro1">
          <table:table-cell office:value-type="string">
            <text:p>(flsqrt fl)</text:p>
          </table:table-cell>
          <table:table-cell office:value-type="string">
            <text:p>(get-bytevector-n binary-input-port n)</text:p>
          </table:table-cell>
          <table:table-cell table:number-columns-repeated="1021"/>
        </table:table-row>
        <table:table-row table:style-name="ro1">
          <table:table-cell office:value-type="string">
            <text:p>(fltan fl)</text:p>
          </table:table-cell>
          <table:table-cell office:value-type="string">
            <text:p>(get-bytevector-n! binary-input-port bytevector start n)</text:p>
          </table:table-cell>
          <table:table-cell table:number-columns-repeated="1021"/>
        </table:table-row>
        <table:table-row table:style-name="ro1">
          <table:table-cell office:value-type="string">
            <text:p>(fltruncate fl)</text:p>
          </table:table-cell>
          <table:table-cell office:value-type="string">
            <text:p>(get-bytevector-some binary-input-port)</text:p>
          </table:table-cell>
          <table:table-cell table:number-columns-repeated="1021"/>
        </table:table-row>
        <table:table-row table:style-name="ro1">
          <table:table-cell office:value-type="string">
            <text:p>(flush-output-port output-port)</text:p>
          </table:table-cell>
          <table:table-cell office:value-type="string">
            <text:p>(get-char textual-input-port)</text:p>
          </table:table-cell>
          <table:table-cell table:number-columns-repeated="1021"/>
        </table:table-row>
        <table:table-row table:style-name="ro1">
          <table:table-cell office:value-type="string">
            <text:p>(flzero? fl)</text:p>
          </table:table-cell>
          <table:table-cell office:value-type="string">
            <text:p>(get-datum textual-input-port)</text:p>
          </table:table-cell>
          <table:table-cell table:number-columns-repeated="1021"/>
        </table:table-row>
        <table:table-row table:style-name="ro1">
          <table:table-cell office:value-type="string">
            <text:p>(fold-left procedure obj list1 list2 ...)</text:p>
          </table:table-cell>
          <table:table-cell office:value-type="string">
            <text:p>(get-line textual-input-port)</text:p>
          </table:table-cell>
          <table:table-cell table:number-columns-repeated="1021"/>
        </table:table-row>
        <table:table-row table:style-name="ro1">
          <table:table-cell office:value-type="string">
            <text:p>(fold-right procedure obj list1 list2 ...)</text:p>
          </table:table-cell>
          <table:table-cell office:value-type="string">
            <text:p>(get-string-all textual-input-port)</text:p>
          </table:table-cell>
          <table:table-cell table:number-columns-repeated="1021"/>
        </table:table-row>
        <table:table-row table:style-name="ro1">
          <table:table-cell office:value-type="string">
            <text:p>(for-all procedure list1 list2 ...)</text:p>
          </table:table-cell>
          <table:table-cell office:value-type="string">
            <text:p>(get-string-n textual-input-port n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rocedure</text:p>
          </table:table-cell>
          <table:table-cell table:style-name="ce1" office:value-type="string">
            <text:p>Procedur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(get-string-n! textual-input-port string start n)</text:p>
          </table:table-cell>
          <table:table-cell office:value-type="string">
            <text:p>(list-sort predicate list)</text:p>
          </table:table-cell>
          <table:table-cell table:number-columns-repeated="1021"/>
        </table:table-row>
        <table:table-row table:style-name="ro1">
          <table:table-cell office:value-type="string">
            <text:p>(get-u8 binary-input-port)</text:p>
          </table:table-cell>
          <table:table-cell office:value-type="string">
            <text:p>(list-tail list n)</text:p>
          </table:table-cell>
          <table:table-cell table:number-columns-repeated="1021"/>
        </table:table-row>
        <table:table-row table:style-name="ro1">
          <table:table-cell office:value-type="string">
            <text:p>(greatest-fixnum)</text:p>
          </table:table-cell>
          <table:table-cell office:value-type="string">
            <text:p>(list? obj)</text:p>
          </table:table-cell>
          <table:table-cell table:number-columns-repeated="1021"/>
        </table:table-row>
        <table:table-row table:style-name="ro1">
          <table:table-cell office:value-type="string">
            <text:p>(hashtable-clear! hashtable)</text:p>
          </table:table-cell>
          <table:table-cell office:value-type="string">
            <text:p>(log num)</text:p>
          </table:table-cell>
          <table:table-cell table:number-columns-repeated="1021"/>
        </table:table-row>
        <table:table-row table:style-name="ro1">
          <table:table-cell office:value-type="string">
            <text:p>(hashtable-clear! hashtable size)</text:p>
          </table:table-cell>
          <table:table-cell office:value-type="string">
            <text:p>(log num1 num2)</text:p>
          </table:table-cell>
          <table:table-cell table:number-columns-repeated="1021"/>
        </table:table-row>
        <table:table-row table:style-name="ro1">
          <table:table-cell office:value-type="string">
            <text:p>(hashtable-contains? hashtable key)</text:p>
          </table:table-cell>
          <table:table-cell office:value-type="string">
            <text:p>(lookahead-char textual-input-port)</text:p>
          </table:table-cell>
          <table:table-cell table:number-columns-repeated="1021"/>
        </table:table-row>
        <table:table-row table:style-name="ro1">
          <table:table-cell office:value-type="string">
            <text:p>(hashtable-copy hashtable)</text:p>
          </table:table-cell>
          <table:table-cell office:value-type="string">
            <text:p>(lookahead-u8 binary-input-port)</text:p>
          </table:table-cell>
          <table:table-cell table:number-columns-repeated="1021"/>
        </table:table-row>
        <table:table-row table:style-name="ro1">
          <table:table-cell office:value-type="string">
            <text:p>(hashtable-copy hashtable mutable?)</text:p>
          </table:table-cell>
          <table:table-cell office:value-type="string">
            <text:p>(magnitude num)</text:p>
          </table:table-cell>
          <table:table-cell table:number-columns-repeated="1021"/>
        </table:table-row>
        <table:table-row table:style-name="ro1">
          <table:table-cell office:value-type="string">
            <text:p>(hashtable-delete! hashtable key)</text:p>
          </table:table-cell>
          <table:table-cell office:value-type="string">
            <text:p>(make-assertion-violation)</text:p>
          </table:table-cell>
          <table:table-cell table:number-columns-repeated="1021"/>
        </table:table-row>
        <table:table-row table:style-name="ro1">
          <table:table-cell office:value-type="string">
            <text:p>(hashtable-entries hashtable)</text:p>
          </table:table-cell>
          <table:table-cell office:value-type="string">
            <text:p>(make-bytevector n)</text:p>
          </table:table-cell>
          <table:table-cell table:number-columns-repeated="1021"/>
        </table:table-row>
        <table:table-row table:style-name="ro1">
          <table:table-cell office:value-type="string">
            <text:p>(hashtable-equivalence-function hashtable)</text:p>
          </table:table-cell>
          <table:table-cell office:value-type="string">
            <text:p>(make-bytevector n fill)</text:p>
          </table:table-cell>
          <table:table-cell table:number-columns-repeated="1021"/>
        </table:table-row>
        <table:table-row table:style-name="ro1">
          <table:table-cell office:value-type="string">
            <text:p>(hashtable-hash-function hashtable)</text:p>
          </table:table-cell>
          <table:table-cell office:value-type="string">
            <text:p>(make-custom-binary-input-port id r! gp sp! close)</text:p>
          </table:table-cell>
          <table:table-cell table:number-columns-repeated="1021"/>
        </table:table-row>
        <table:table-row table:style-name="ro1">
          <table:table-cell office:value-type="string">
            <text:p>(hashtable-keys hashtable)</text:p>
          </table:table-cell>
          <table:table-cell office:value-type="string">
            <text:p>(make-custom-binary-input/output-port id r! w! gp sp! close)</text:p>
          </table:table-cell>
          <table:table-cell table:number-columns-repeated="1021"/>
        </table:table-row>
        <table:table-row table:style-name="ro1">
          <table:table-cell office:value-type="string">
            <text:p>(hashtable-mutable? hashtable)</text:p>
          </table:table-cell>
          <table:table-cell office:value-type="string">
            <text:p>(make-custom-binary-output-port id w! gp sp! close)</text:p>
          </table:table-cell>
          <table:table-cell table:number-columns-repeated="1021"/>
        </table:table-row>
        <table:table-row table:style-name="ro1">
          <table:table-cell office:value-type="string">
            <text:p>(hashtable-ref hashtable key default)</text:p>
          </table:table-cell>
          <table:table-cell office:value-type="string">
            <text:p>(make-custom-textual-input-port id r! gp sp! close)</text:p>
          </table:table-cell>
          <table:table-cell table:number-columns-repeated="1021"/>
        </table:table-row>
        <table:table-row table:style-name="ro1">
          <table:table-cell office:value-type="string">
            <text:p>(hashtable-set! hashtable key obj)</text:p>
          </table:table-cell>
          <table:table-cell office:value-type="string">
            <text:p>(make-custom-textual-input/output-port id r! w! gp sp! close)</text:p>
          </table:table-cell>
          <table:table-cell table:number-columns-repeated="1021"/>
        </table:table-row>
        <table:table-row table:style-name="ro1">
          <table:table-cell office:value-type="string">
            <text:p>(hashtable-size hashtable)</text:p>
          </table:table-cell>
          <table:table-cell office:value-type="string">
            <text:p>(make-custom-textual-output-port id w! gp sp! close)</text:p>
          </table:table-cell>
          <table:table-cell table:number-columns-repeated="1021"/>
        </table:table-row>
        <table:table-row table:style-name="ro1">
          <table:table-cell office:value-type="string">
            <text:p>(hashtable-update! hashtable key procedure default)</text:p>
          </table:table-cell>
          <table:table-cell office:value-type="string">
            <text:p>(make-enumeration symbol-list)</text:p>
          </table:table-cell>
          <table:table-cell table:number-columns-repeated="1021"/>
        </table:table-row>
        <table:table-row table:style-name="ro1">
          <table:table-cell office:value-type="string">
            <text:p>(hashtable? obj)</text:p>
          </table:table-cell>
          <table:table-cell office:value-type="string">
            <text:p>(make-eq-hashtable)</text:p>
          </table:table-cell>
          <table:table-cell table:number-columns-repeated="1021"/>
        </table:table-row>
        <table:table-row table:style-name="ro1">
          <table:table-cell office:value-type="string">
            <text:p>(i/o-decoding-error? obj)</text:p>
          </table:table-cell>
          <table:table-cell office:value-type="string">
            <text:p>(make-eq-hashtable size)</text:p>
          </table:table-cell>
          <table:table-cell table:number-columns-repeated="1021"/>
        </table:table-row>
        <table:table-row table:style-name="ro1">
          <table:table-cell office:value-type="string">
            <text:p>(i/o-encoding-error-char condition)</text:p>
          </table:table-cell>
          <table:table-cell office:value-type="string">
            <text:p>(make-eqv-hashtable)</text:p>
          </table:table-cell>
          <table:table-cell table:number-columns-repeated="1021"/>
        </table:table-row>
        <table:table-row table:style-name="ro1">
          <table:table-cell office:value-type="string">
            <text:p>(i/o-encoding-error? obj)</text:p>
          </table:table-cell>
          <table:table-cell office:value-type="string">
            <text:p>(make-eqv-hashtable size)</text:p>
          </table:table-cell>
          <table:table-cell table:number-columns-repeated="1021"/>
        </table:table-row>
        <table:table-row table:style-name="ro1">
          <table:table-cell office:value-type="string">
            <text:p>(i/o-error-filename condition)</text:p>
          </table:table-cell>
          <table:table-cell office:value-type="string">
            <text:p>(make-error)</text:p>
          </table:table-cell>
          <table:table-cell table:number-columns-repeated="1021"/>
        </table:table-row>
        <table:table-row table:style-name="ro1">
          <table:table-cell office:value-type="string">
            <text:p>(i/o-error-port condition)</text:p>
          </table:table-cell>
          <table:table-cell office:value-type="string">
            <text:p>(make-hashtable hash equiv?)</text:p>
          </table:table-cell>
          <table:table-cell table:number-columns-repeated="1021"/>
        </table:table-row>
        <table:table-row table:style-name="ro1">
          <table:table-cell office:value-type="string">
            <text:p>(i/o-error-position condition)</text:p>
          </table:table-cell>
          <table:table-cell office:value-type="string">
            <text:p>(make-hashtable hash equiv? size)</text:p>
          </table:table-cell>
          <table:table-cell table:number-columns-repeated="1021"/>
        </table:table-row>
        <table:table-row table:style-name="ro1">
          <table:table-cell office:value-type="string">
            <text:p>(i/o-error? obj)</text:p>
          </table:table-cell>
          <table:table-cell office:value-type="string">
            <text:p>(make-i/o-decoding-error pobj)</text:p>
          </table:table-cell>
          <table:table-cell table:number-columns-repeated="1021"/>
        </table:table-row>
        <table:table-row table:style-name="ro1">
          <table:table-cell office:value-type="string">
            <text:p>(i/o-file-already-exists-error? obj)</text:p>
          </table:table-cell>
          <table:table-cell office:value-type="string">
            <text:p>(make-i/o-encoding-error pobj cobj)</text:p>
          </table:table-cell>
          <table:table-cell table:number-columns-repeated="1021"/>
        </table:table-row>
        <table:table-row table:style-name="ro1">
          <table:table-cell office:value-type="string">
            <text:p>(i/o-file-does-not-exist-error? obj)</text:p>
          </table:table-cell>
          <table:table-cell office:value-type="string">
            <text:p>(make-i/o-error)</text:p>
          </table:table-cell>
          <table:table-cell table:number-columns-repeated="1021"/>
        </table:table-row>
        <table:table-row table:style-name="ro1">
          <table:table-cell office:value-type="string">
            <text:p>(i/o-file-is-read-only-error? obj)</text:p>
          </table:table-cell>
          <table:table-cell office:value-type="string">
            <text:p>(make-i/o-file-already-exists-error filename)</text:p>
          </table:table-cell>
          <table:table-cell table:number-columns-repeated="1021"/>
        </table:table-row>
        <table:table-row table:style-name="ro1">
          <table:table-cell office:value-type="string">
            <text:p>(i/o-file-protection-error? obj)</text:p>
          </table:table-cell>
          <table:table-cell office:value-type="string">
            <text:p>(make-i/o-file-does-not-exist-error filename)</text:p>
          </table:table-cell>
          <table:table-cell table:number-columns-repeated="1021"/>
        </table:table-row>
        <table:table-row table:style-name="ro1">
          <table:table-cell office:value-type="string">
            <text:p>(i/o-filename-error? obj)</text:p>
          </table:table-cell>
          <table:table-cell office:value-type="string">
            <text:p>(make-i/o-file-is-read-only-error filename)</text:p>
          </table:table-cell>
          <table:table-cell table:number-columns-repeated="1021"/>
        </table:table-row>
        <table:table-row table:style-name="ro1">
          <table:table-cell office:value-type="string">
            <text:p>(i/o-invalid-position-error? obj)</text:p>
          </table:table-cell>
          <table:table-cell office:value-type="string">
            <text:p>(make-i/o-file-protection-error filename)</text:p>
          </table:table-cell>
          <table:table-cell table:number-columns-repeated="1021"/>
        </table:table-row>
        <table:table-row table:style-name="ro1">
          <table:table-cell office:value-type="string">
            <text:p>(i/o-port-error? obj)</text:p>
          </table:table-cell>
          <table:table-cell office:value-type="string">
            <text:p>(make-i/o-filename-error filename)</text:p>
          </table:table-cell>
          <table:table-cell table:number-columns-repeated="1021"/>
        </table:table-row>
        <table:table-row table:style-name="ro1">
          <table:table-cell office:value-type="string">
            <text:p>(i/o-read-error? obj)</text:p>
          </table:table-cell>
          <table:table-cell office:value-type="string">
            <text:p>(make-i/o-invalid-position-error position)</text:p>
          </table:table-cell>
          <table:table-cell table:number-columns-repeated="1021"/>
        </table:table-row>
        <table:table-row table:style-name="ro1">
          <table:table-cell office:value-type="string">
            <text:p>(i/o-write-error? obj)</text:p>
          </table:table-cell>
          <table:table-cell office:value-type="string">
            <text:p>(make-i/o-port-error pobj)</text:p>
          </table:table-cell>
          <table:table-cell table:number-columns-repeated="1021"/>
        </table:table-row>
        <table:table-row table:style-name="ro1">
          <table:table-cell office:value-type="string">
            <text:p>(identifier? obj)</text:p>
          </table:table-cell>
          <table:table-cell office:value-type="string">
            <text:p>(make-i/o-read-error)</text:p>
          </table:table-cell>
          <table:table-cell table:number-columns-repeated="1021"/>
        </table:table-row>
        <table:table-row table:style-name="ro1">
          <table:table-cell office:value-type="string">
            <text:p>(imag-part num)</text:p>
          </table:table-cell>
          <table:table-cell office:value-type="string">
            <text:p>(make-i/o-write-error)</text:p>
          </table:table-cell>
          <table:table-cell table:number-columns-repeated="1021"/>
        </table:table-row>
        <table:table-row table:style-name="ro1">
          <table:table-cell office:value-type="string">
            <text:p>(implementation-restriction-violation? obj)</text:p>
          </table:table-cell>
          <table:table-cell office:value-type="string">
            <text:p>(make-implementation-restriction-violation)</text:p>
          </table:table-cell>
          <table:table-cell table:number-columns-repeated="1021"/>
        </table:table-row>
        <table:table-row table:style-name="ro1">
          <table:table-cell office:value-type="string">
            <text:p>(inexact num)</text:p>
          </table:table-cell>
          <table:table-cell office:value-type="string">
            <text:p>(make-irritants-condition irritants)</text:p>
          </table:table-cell>
          <table:table-cell table:number-columns-repeated="1021"/>
        </table:table-row>
        <table:table-row table:style-name="ro1">
          <table:table-cell office:value-type="string">
            <text:p>(inexact-&gt;exact num)</text:p>
          </table:table-cell>
          <table:table-cell office:value-type="string">
            <text:p>(make-lexical-violation)</text:p>
          </table:table-cell>
          <table:table-cell table:number-columns-repeated="1021"/>
        </table:table-row>
        <table:table-row table:style-name="ro1">
          <table:table-cell office:value-type="string">
            <text:p>(inexact? num)</text:p>
          </table:table-cell>
          <table:table-cell office:value-type="string">
            <text:p>(make-message-condition message)</text:p>
          </table:table-cell>
          <table:table-cell table:number-columns-repeated="1021"/>
        </table:table-row>
        <table:table-row table:style-name="ro1">
          <table:table-cell office:value-type="string">
            <text:p>(infinite? real)</text:p>
          </table:table-cell>
          <table:table-cell office:value-type="string">
            <text:p>(make-no-infinities-violation)</text:p>
          </table:table-cell>
          <table:table-cell table:number-columns-repeated="1021"/>
        </table:table-row>
        <table:table-row table:style-name="ro1">
          <table:table-cell office:value-type="string">
            <text:p>(input-port? obj)</text:p>
          </table:table-cell>
          <table:table-cell office:value-type="string">
            <text:p>(make-no-nans-violation)</text:p>
          </table:table-cell>
          <table:table-cell table:number-columns-repeated="1021"/>
        </table:table-row>
        <table:table-row table:style-name="ro1">
          <table:table-cell office:value-type="string">
            <text:p>(integer-&gt;char n)</text:p>
          </table:table-cell>
          <table:table-cell office:value-type="string">
            <text:p>(make-non-continuable-violation)</text:p>
          </table:table-cell>
          <table:table-cell table:number-columns-repeated="1021"/>
        </table:table-row>
        <table:table-row table:style-name="ro1">
          <table:table-cell office:value-type="string">
            <text:p>(integer-valued? obj)</text:p>
          </table:table-cell>
          <table:table-cell office:value-type="string">
            <text:p>(make-polar real1 real2)</text:p>
          </table:table-cell>
          <table:table-cell table:number-columns-repeated="1021"/>
        </table:table-row>
        <table:table-row table:style-name="ro1">
          <table:table-cell office:value-type="string">
            <text:p>(integer? obj)</text:p>
          </table:table-cell>
          <table:table-cell office:value-type="string">
            <text:p>(make-record-constructor-descriptor rtd parent-rcd protocol)</text:p>
          </table:table-cell>
          <table:table-cell table:number-columns-repeated="1021"/>
        </table:table-row>
        <table:table-row table:style-name="ro1">
          <table:table-cell office:value-type="string">
            <text:p>(irritants-condition? obj)</text:p>
          </table:table-cell>
          <table:table-cell office:value-type="string">
            <text:p>(make-record-type-descriptor name parent uid s? o? fields)</text:p>
          </table:table-cell>
          <table:table-cell table:number-columns-repeated="1021"/>
        </table:table-row>
        <table:table-row table:style-name="ro1">
          <table:table-cell office:value-type="string">
            <text:p>(latin-1-codec)</text:p>
          </table:table-cell>
          <table:table-cell office:value-type="string">
            <text:p>(make-rectangular real1 real2)</text:p>
          </table:table-cell>
          <table:table-cell table:number-columns-repeated="1021"/>
        </table:table-row>
        <table:table-row table:style-name="ro1">
          <table:table-cell office:value-type="string">
            <text:p>(lcm int ...)</text:p>
          </table:table-cell>
          <table:table-cell office:value-type="string">
            <text:p>(make-serious-condition)</text:p>
          </table:table-cell>
          <table:table-cell table:number-columns-repeated="1021"/>
        </table:table-row>
        <table:table-row table:style-name="ro1">
          <table:table-cell office:value-type="string">
            <text:p>(least-fixnum)</text:p>
          </table:table-cell>
          <table:table-cell office:value-type="string">
            <text:p>(make-string n)</text:p>
          </table:table-cell>
          <table:table-cell table:number-columns-repeated="1021"/>
        </table:table-row>
        <table:table-row table:style-name="ro1">
          <table:table-cell office:value-type="string">
            <text:p>(length list)</text:p>
          </table:table-cell>
          <table:table-cell office:value-type="string">
            <text:p>(make-string n char)</text:p>
          </table:table-cell>
          <table:table-cell table:number-columns-repeated="1021"/>
        </table:table-row>
        <table:table-row table:style-name="ro1">
          <table:table-cell office:value-type="string">
            <text:p>(lexical-violation? obj)</text:p>
          </table:table-cell>
          <table:table-cell office:value-type="string">
            <text:p>(make-syntax-violation form subform)</text:p>
          </table:table-cell>
          <table:table-cell table:number-columns-repeated="1021"/>
        </table:table-row>
        <table:table-row table:style-name="ro1">
          <table:table-cell office:value-type="string">
            <text:p>(list obj ...)</text:p>
          </table:table-cell>
          <table:table-cell office:value-type="string">
            <text:p>(make-transcoder codec)</text:p>
          </table:table-cell>
          <table:table-cell table:number-columns-repeated="1021"/>
        </table:table-row>
        <table:table-row table:style-name="ro1">
          <table:table-cell office:value-type="string">
            <text:p>(list-&gt;string list)</text:p>
          </table:table-cell>
          <table:table-cell office:value-type="string">
            <text:p>(make-transcoder codec eol-style)</text:p>
          </table:table-cell>
          <table:table-cell table:number-columns-repeated="1021"/>
        </table:table-row>
        <table:table-row table:style-name="ro1">
          <table:table-cell office:value-type="string">
            <text:p>(list-&gt;vector list)</text:p>
          </table:table-cell>
          <table:table-cell office:value-type="string">
            <text:p>(make-transcoder codec eol-style error-handling-mode)</text:p>
          </table:table-cell>
          <table:table-cell table:number-columns-repeated="1021"/>
        </table:table-row>
        <table:table-row table:style-name="ro1">
          <table:table-cell office:value-type="string">
            <text:p>(list-ref list n)</text:p>
          </table:table-cell>
          <table:table-cell office:value-type="string">
            <text:p>(make-undefined-violation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rocedure</text:p>
          </table:table-cell>
          <table:table-cell table:style-name="ce1" office:value-type="string">
            <text:p>Procedur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(make-variable-transformer procedure)</text:p>
          </table:table-cell>
          <table:table-cell office:value-type="string">
            <text:p>(output-port-buffer-mode port)</text:p>
          </table:table-cell>
          <table:table-cell table:number-columns-repeated="1021"/>
        </table:table-row>
        <table:table-row table:style-name="ro1">
          <table:table-cell office:value-type="string">
            <text:p>(make-vector n)</text:p>
          </table:table-cell>
          <table:table-cell office:value-type="string">
            <text:p>(output-port? obj)</text:p>
          </table:table-cell>
          <table:table-cell table:number-columns-repeated="1021"/>
        </table:table-row>
        <table:table-row table:style-name="ro1">
          <table:table-cell office:value-type="string">
            <text:p>(make-vector n obj)</text:p>
          </table:table-cell>
          <table:table-cell office:value-type="string">
            <text:p>(pair? obj)</text:p>
          </table:table-cell>
          <table:table-cell table:number-columns-repeated="1021"/>
        </table:table-row>
        <table:table-row table:style-name="ro1">
          <table:table-cell office:value-type="string">
            <text:p>(make-violation)</text:p>
          </table:table-cell>
          <table:table-cell office:value-type="string">
            <text:p>(partition procedure list)</text:p>
          </table:table-cell>
          <table:table-cell table:number-columns-repeated="1021"/>
        </table:table-row>
        <table:table-row table:style-name="ro1">
          <table:table-cell office:value-type="string">
            <text:p>(make-warning)</text:p>
          </table:table-cell>
          <table:table-cell office:value-type="string">
            <text:p>(peek-char)</text:p>
          </table:table-cell>
          <table:table-cell table:number-columns-repeated="1021"/>
        </table:table-row>
        <table:table-row table:style-name="ro1">
          <table:table-cell office:value-type="string">
            <text:p>(make-who-condition who)</text:p>
          </table:table-cell>
          <table:table-cell office:value-type="string">
            <text:p>(peek-char textual-input-port)</text:p>
          </table:table-cell>
          <table:table-cell table:number-columns-repeated="1021"/>
        </table:table-row>
        <table:table-row table:style-name="ro1">
          <table:table-cell office:value-type="string">
            <text:p>(map procedure list1 list2 ...)</text:p>
          </table:table-cell>
          <table:table-cell office:value-type="string">
            <text:p>(port-eof? input-port)</text:p>
          </table:table-cell>
          <table:table-cell table:number-columns-repeated="1021"/>
        </table:table-row>
        <table:table-row table:style-name="ro1">
          <table:table-cell office:value-type="string">
            <text:p>(max real1 real2 ...)</text:p>
          </table:table-cell>
          <table:table-cell office:value-type="string">
            <text:p>(port-has-port-position? port)</text:p>
          </table:table-cell>
          <table:table-cell table:number-columns-repeated="1021"/>
        </table:table-row>
        <table:table-row table:style-name="ro1">
          <table:table-cell office:value-type="string">
            <text:p>(member obj list)</text:p>
          </table:table-cell>
          <table:table-cell office:value-type="string">
            <text:p>(port-has-set-port-position!? port)</text:p>
          </table:table-cell>
          <table:table-cell table:number-columns-repeated="1021"/>
        </table:table-row>
        <table:table-row table:style-name="ro1">
          <table:table-cell office:value-type="string">
            <text:p>(memp procedure list)</text:p>
          </table:table-cell>
          <table:table-cell office:value-type="string">
            <text:p>(port-position port)</text:p>
          </table:table-cell>
          <table:table-cell table:number-columns-repeated="1021"/>
        </table:table-row>
        <table:table-row table:style-name="ro1">
          <table:table-cell office:value-type="string">
            <text:p>(memq obj list)</text:p>
          </table:table-cell>
          <table:table-cell office:value-type="string">
            <text:p>(port-transcoder port)</text:p>
          </table:table-cell>
          <table:table-cell table:number-columns-repeated="1021"/>
        </table:table-row>
        <table:table-row table:style-name="ro1">
          <table:table-cell office:value-type="string">
            <text:p>(memv obj list)</text:p>
          </table:table-cell>
          <table:table-cell office:value-type="string">
            <text:p>(port? obj)</text:p>
          </table:table-cell>
          <table:table-cell table:number-columns-repeated="1021"/>
        </table:table-row>
        <table:table-row table:style-name="ro1">
          <table:table-cell office:value-type="string">
            <text:p>(message-condition? obj)</text:p>
          </table:table-cell>
          <table:table-cell office:value-type="string">
            <text:p>(positive? real)</text:p>
          </table:table-cell>
          <table:table-cell table:number-columns-repeated="1021"/>
        </table:table-row>
        <table:table-row table:style-name="ro1">
          <table:table-cell office:value-type="string">
            <text:p>(min real1 real2 ...)</text:p>
          </table:table-cell>
          <table:table-cell office:value-type="string">
            <text:p>(procedure? obj)</text:p>
          </table:table-cell>
          <table:table-cell table:number-columns-repeated="1021"/>
        </table:table-row>
        <table:table-row table:style-name="ro1">
          <table:table-cell office:value-type="string">
            <text:p>(mod x1 x2)</text:p>
          </table:table-cell>
          <table:table-cell office:value-type="string">
            <text:p>(put-bytevector binary-output-port bytevector)</text:p>
          </table:table-cell>
          <table:table-cell table:number-columns-repeated="1021"/>
        </table:table-row>
        <table:table-row table:style-name="ro1">
          <table:table-cell office:value-type="string">
            <text:p>(mod0 x1 x2)</text:p>
          </table:table-cell>
          <table:table-cell office:value-type="string">
            <text:p>(put-bytevector binary-output-port bytevector start)</text:p>
          </table:table-cell>
          <table:table-cell table:number-columns-repeated="1021"/>
        </table:table-row>
        <table:table-row table:style-name="ro1">
          <table:table-cell office:value-type="string">
            <text:p>(modulo int1 int2)</text:p>
          </table:table-cell>
          <table:table-cell office:value-type="string">
            <text:p>(put-bytevector binary-output-port bytevector start n)</text:p>
          </table:table-cell>
          <table:table-cell table:number-columns-repeated="1021"/>
        </table:table-row>
        <table:table-row table:style-name="ro1">
          <table:table-cell office:value-type="string">
            <text:p>(nan? real)</text:p>
          </table:table-cell>
          <table:table-cell office:value-type="string">
            <text:p>(put-char textual-output-port char)</text:p>
          </table:table-cell>
          <table:table-cell table:number-columns-repeated="1021"/>
        </table:table-row>
        <table:table-row table:style-name="ro1">
          <table:table-cell office:value-type="string">
            <text:p>(native-endianness)</text:p>
          </table:table-cell>
          <table:table-cell office:value-type="string">
            <text:p>(put-datum textual-output-port obj)</text:p>
          </table:table-cell>
          <table:table-cell table:number-columns-repeated="1021"/>
        </table:table-row>
        <table:table-row table:style-name="ro1">
          <table:table-cell office:value-type="string">
            <text:p>(native-eol-style)</text:p>
          </table:table-cell>
          <table:table-cell office:value-type="string">
            <text:p>(put-string textual-output-port string)</text:p>
          </table:table-cell>
          <table:table-cell table:number-columns-repeated="1021"/>
        </table:table-row>
        <table:table-row table:style-name="ro1">
          <table:table-cell office:value-type="string">
            <text:p>(native-transcoder)</text:p>
          </table:table-cell>
          <table:table-cell office:value-type="string">
            <text:p>(put-string textual-output-port string start)</text:p>
          </table:table-cell>
          <table:table-cell table:number-columns-repeated="1021"/>
        </table:table-row>
        <table:table-row table:style-name="ro1">
          <table:table-cell office:value-type="string">
            <text:p>(negative? real)</text:p>
          </table:table-cell>
          <table:table-cell office:value-type="string">
            <text:p>(put-string textual-output-port string start n)</text:p>
          </table:table-cell>
          <table:table-cell table:number-columns-repeated="1021"/>
        </table:table-row>
        <table:table-row table:style-name="ro1">
          <table:table-cell office:value-type="string">
            <text:p>(newline)</text:p>
          </table:table-cell>
          <table:table-cell office:value-type="string">
            <text:p>(put-u8 binary-output-port octet)</text:p>
          </table:table-cell>
          <table:table-cell table:number-columns-repeated="1021"/>
        </table:table-row>
        <table:table-row table:style-name="ro1">
          <table:table-cell office:value-type="string">
            <text:p>(newline textual-output-port)</text:p>
          </table:table-cell>
          <table:table-cell office:value-type="string">
            <text:p>(quotient int1 int2)</text:p>
          </table:table-cell>
          <table:table-cell table:number-columns-repeated="1021"/>
        </table:table-row>
        <table:table-row table:style-name="ro1">
          <table:table-cell office:value-type="string">
            <text:p>(no-infinities-violation? obj)</text:p>
          </table:table-cell>
          <table:table-cell office:value-type="string">
            <text:p>(raise obj)</text:p>
          </table:table-cell>
          <table:table-cell table:number-columns-repeated="1021"/>
        </table:table-row>
        <table:table-row table:style-name="ro1">
          <table:table-cell office:value-type="string">
            <text:p>(no-nans-violation? obj)</text:p>
          </table:table-cell>
          <table:table-cell office:value-type="string">
            <text:p>(raise-continuable obj)</text:p>
          </table:table-cell>
          <table:table-cell table:number-columns-repeated="1021"/>
        </table:table-row>
        <table:table-row table:style-name="ro1">
          <table:table-cell office:value-type="string">
            <text:p>(non-continuable-violation? obj)</text:p>
          </table:table-cell>
          <table:table-cell office:value-type="string">
            <text:p>(rational-valued? obj)</text:p>
          </table:table-cell>
          <table:table-cell table:number-columns-repeated="1021"/>
        </table:table-row>
        <table:table-row table:style-name="ro1">
          <table:table-cell office:value-type="string">
            <text:p>(not obj)</text:p>
          </table:table-cell>
          <table:table-cell office:value-type="string">
            <text:p>(rational? obj)</text:p>
          </table:table-cell>
          <table:table-cell table:number-columns-repeated="1021"/>
        </table:table-row>
        <table:table-row table:style-name="ro1">
          <table:table-cell office:value-type="string">
            <text:p>(null-environment version)</text:p>
          </table:table-cell>
          <table:table-cell office:value-type="string">
            <text:p>(rationalize real1 real2)</text:p>
          </table:table-cell>
          <table:table-cell table:number-columns-repeated="1021"/>
        </table:table-row>
        <table:table-row table:style-name="ro1">
          <table:table-cell office:value-type="string">
            <text:p>(null? obj)</text:p>
          </table:table-cell>
          <table:table-cell office:value-type="string">
            <text:p>(read)</text:p>
          </table:table-cell>
          <table:table-cell table:number-columns-repeated="1021"/>
        </table:table-row>
        <table:table-row table:style-name="ro1">
          <table:table-cell office:value-type="string">
            <text:p>(number-&gt;string num)</text:p>
          </table:table-cell>
          <table:table-cell office:value-type="string">
            <text:p>(read textual-input-port)</text:p>
          </table:table-cell>
          <table:table-cell table:number-columns-repeated="1021"/>
        </table:table-row>
        <table:table-row table:style-name="ro1">
          <table:table-cell office:value-type="string">
            <text:p>(number-&gt;string num radix)</text:p>
          </table:table-cell>
          <table:table-cell office:value-type="string">
            <text:p>(read-char)</text:p>
          </table:table-cell>
          <table:table-cell table:number-columns-repeated="1021"/>
        </table:table-row>
        <table:table-row table:style-name="ro1">
          <table:table-cell office:value-type="string">
            <text:p>(number-&gt;string num radix precision)</text:p>
          </table:table-cell>
          <table:table-cell office:value-type="string">
            <text:p>(read-char textual-input-port)</text:p>
          </table:table-cell>
          <table:table-cell table:number-columns-repeated="1021"/>
        </table:table-row>
        <table:table-row table:style-name="ro1">
          <table:table-cell office:value-type="string">
            <text:p>(number? obj)</text:p>
          </table:table-cell>
          <table:table-cell office:value-type="string">
            <text:p>(real-&gt;flonum real)</text:p>
          </table:table-cell>
          <table:table-cell table:number-columns-repeated="1021"/>
        </table:table-row>
        <table:table-row table:style-name="ro1">
          <table:table-cell office:value-type="string">
            <text:p>(numerator rat)</text:p>
          </table:table-cell>
          <table:table-cell office:value-type="string">
            <text:p>(real-part num)</text:p>
          </table:table-cell>
          <table:table-cell table:number-columns-repeated="1021"/>
        </table:table-row>
        <table:table-row table:style-name="ro1">
          <table:table-cell office:value-type="string">
            <text:p>(odd? int)</text:p>
          </table:table-cell>
          <table:table-cell office:value-type="string">
            <text:p>(real-valued? obj)</text:p>
          </table:table-cell>
          <table:table-cell table:number-columns-repeated="1021"/>
        </table:table-row>
        <table:table-row table:style-name="ro1">
          <table:table-cell office:value-type="string">
            <text:p>(open-bytevector-input-port bytevector)</text:p>
          </table:table-cell>
          <table:table-cell office:value-type="string">
            <text:p>(real? obj)</text:p>
          </table:table-cell>
          <table:table-cell table:number-columns-repeated="1021"/>
        </table:table-row>
        <table:table-row table:style-name="ro1">
          <table:table-cell office:value-type="string">
            <text:p>(open-bytevector-input-port bytevector ?transcoder)</text:p>
          </table:table-cell>
          <table:table-cell office:value-type="string">
            <text:p>(record-accessor rtd idx)</text:p>
          </table:table-cell>
          <table:table-cell table:number-columns-repeated="1021"/>
        </table:table-row>
        <table:table-row table:style-name="ro1">
          <table:table-cell office:value-type="string">
            <text:p>(open-bytevector-output-port)</text:p>
          </table:table-cell>
          <table:table-cell office:value-type="string">
            <text:p>(record-constructor rcd)</text:p>
          </table:table-cell>
          <table:table-cell table:number-columns-repeated="1021"/>
        </table:table-row>
        <table:table-row table:style-name="ro1">
          <table:table-cell office:value-type="string">
            <text:p>(open-bytevector-output-port ?transcoder)</text:p>
          </table:table-cell>
          <table:table-cell office:value-type="string">
            <text:p>(record-field-mutable? rtd idx)</text:p>
          </table:table-cell>
          <table:table-cell table:number-columns-repeated="1021"/>
        </table:table-row>
        <table:table-row table:style-name="ro1">
          <table:table-cell office:value-type="string">
            <text:p>(open-file-input-port path)</text:p>
          </table:table-cell>
          <table:table-cell office:value-type="string">
            <text:p>(record-mutator rtd idx)</text:p>
          </table:table-cell>
          <table:table-cell table:number-columns-repeated="1021"/>
        </table:table-row>
        <table:table-row table:style-name="ro1">
          <table:table-cell office:value-type="string">
            <text:p>(open-file-input-port path options)</text:p>
          </table:table-cell>
          <table:table-cell office:value-type="string">
            <text:p>(record-predicate rtd)</text:p>
          </table:table-cell>
          <table:table-cell table:number-columns-repeated="1021"/>
        </table:table-row>
        <table:table-row table:style-name="ro1">
          <table:table-cell office:value-type="string">
            <text:p>(open-file-input-port path options b-mode)</text:p>
          </table:table-cell>
          <table:table-cell office:value-type="string">
            <text:p>(record-rtd record)</text:p>
          </table:table-cell>
          <table:table-cell table:number-columns-repeated="1021"/>
        </table:table-row>
        <table:table-row table:style-name="ro1">
          <table:table-cell office:value-type="string">
            <text:p>(open-file-input-port path options b-mode ?transcoder)</text:p>
          </table:table-cell>
          <table:table-cell office:value-type="string">
            <text:p>(record-type-descriptor? obj)</text:p>
          </table:table-cell>
          <table:table-cell table:number-columns-repeated="1021"/>
        </table:table-row>
        <table:table-row table:style-name="ro1">
          <table:table-cell office:value-type="string">
            <text:p>(open-file-input/output-port path)</text:p>
          </table:table-cell>
          <table:table-cell office:value-type="string">
            <text:p>(record-type-field-names rtd)</text:p>
          </table:table-cell>
          <table:table-cell table:number-columns-repeated="1021"/>
        </table:table-row>
        <table:table-row table:style-name="ro1">
          <table:table-cell office:value-type="string">
            <text:p>(open-file-input/output-port path options)</text:p>
          </table:table-cell>
          <table:table-cell office:value-type="string">
            <text:p>(record-type-generative? rtd)</text:p>
          </table:table-cell>
          <table:table-cell table:number-columns-repeated="1021"/>
        </table:table-row>
        <table:table-row table:style-name="ro1">
          <table:table-cell office:value-type="string">
            <text:p>(open-file-input/output-port path options b-mode)</text:p>
          </table:table-cell>
          <table:table-cell office:value-type="string">
            <text:p>(record-type-name rtd)</text:p>
          </table:table-cell>
          <table:table-cell table:number-columns-repeated="1021"/>
        </table:table-row>
        <table:table-row table:style-name="ro1">
          <table:table-cell office:value-type="string">
            <text:p>(open-file-input/output-port path options b-mode ?transcoder)</text:p>
          </table:table-cell>
          <table:table-cell office:value-type="string">
            <text:p>(record-type-opaque? rtd)</text:p>
          </table:table-cell>
          <table:table-cell table:number-columns-repeated="1021"/>
        </table:table-row>
        <table:table-row table:style-name="ro1">
          <table:table-cell office:value-type="string">
            <text:p>(open-file-output-port path)</text:p>
          </table:table-cell>
          <table:table-cell office:value-type="string">
            <text:p>(record-type-parent rtd)</text:p>
          </table:table-cell>
          <table:table-cell table:number-columns-repeated="1021"/>
        </table:table-row>
        <table:table-row table:style-name="ro1">
          <table:table-cell office:value-type="string">
            <text:p>(open-file-output-port path options)</text:p>
          </table:table-cell>
          <table:table-cell office:value-type="string">
            <text:p>(record-type-sealed? rtd)</text:p>
          </table:table-cell>
          <table:table-cell table:number-columns-repeated="1021"/>
        </table:table-row>
        <table:table-row table:style-name="ro1">
          <table:table-cell office:value-type="string">
            <text:p>(open-file-output-port path options b-mode)</text:p>
          </table:table-cell>
          <table:table-cell office:value-type="string">
            <text:p>(record-type-uid rtd)</text:p>
          </table:table-cell>
          <table:table-cell table:number-columns-repeated="1021"/>
        </table:table-row>
        <table:table-row table:style-name="ro1">
          <table:table-cell office:value-type="string">
            <text:p>(open-file-output-port path options b-mode ?transcoder)</text:p>
          </table:table-cell>
          <table:table-cell office:value-type="string">
            <text:p>(record? obj)</text:p>
          </table:table-cell>
          <table:table-cell table:number-columns-repeated="1021"/>
        </table:table-row>
        <table:table-row table:style-name="ro1">
          <table:table-cell office:value-type="string">
            <text:p>(open-input-file path)</text:p>
          </table:table-cell>
          <table:table-cell office:value-type="string">
            <text:p>(remainder int1 int2)</text:p>
          </table:table-cell>
          <table:table-cell table:number-columns-repeated="1021"/>
        </table:table-row>
        <table:table-row table:style-name="ro1">
          <table:table-cell office:value-type="string">
            <text:p>(open-output-file path)</text:p>
          </table:table-cell>
          <table:table-cell office:value-type="string">
            <text:p>(remove obj list)</text:p>
          </table:table-cell>
          <table:table-cell table:number-columns-repeated="1021"/>
        </table:table-row>
        <table:table-row table:style-name="ro1">
          <table:table-cell office:value-type="string">
            <text:p>(open-string-input-port string)</text:p>
          </table:table-cell>
          <table:table-cell office:value-type="string">
            <text:p>(remp procedure list)</text:p>
          </table:table-cell>
          <table:table-cell table:number-columns-repeated="1021"/>
        </table:table-row>
        <table:table-row table:style-name="ro1">
          <table:table-cell office:value-type="string">
            <text:p>(open-string-output-port)</text:p>
          </table:table-cell>
          <table:table-cell office:value-type="string">
            <text:p>(remq obj list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rocedure</text:p>
          </table:table-cell>
          <table:table-cell table:style-name="ce1" office:value-type="string">
            <text:p>Procedur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(remv obj list)</text:p>
          </table:table-cell>
          <table:table-cell office:value-type="string">
            <text:p>(symbol-hash symbol)</text:p>
          </table:table-cell>
          <table:table-cell table:number-columns-repeated="1021"/>
        </table:table-row>
        <table:table-row table:style-name="ro1">
          <table:table-cell office:value-type="string">
            <text:p>(reverse list)</text:p>
          </table:table-cell>
          <table:table-cell office:value-type="string">
            <text:p>(symbol=? symbol1 symbol2)</text:p>
          </table:table-cell>
          <table:table-cell table:number-columns-repeated="1021"/>
        </table:table-row>
        <table:table-row table:style-name="ro1">
          <table:table-cell office:value-type="string">
            <text:p>(round real)</text:p>
          </table:table-cell>
          <table:table-cell office:value-type="string">
            <text:p>(symbol? obj)</text:p>
          </table:table-cell>
          <table:table-cell table:number-columns-repeated="1021"/>
        </table:table-row>
        <table:table-row table:style-name="ro1">
          <table:table-cell office:value-type="string">
            <text:p>(scheme-report-environment version)</text:p>
          </table:table-cell>
          <table:table-cell office:value-type="string">
            <text:p>(syntax-&gt;datum obj)</text:p>
          </table:table-cell>
          <table:table-cell table:number-columns-repeated="1021"/>
        </table:table-row>
        <table:table-row table:style-name="ro1">
          <table:table-cell office:value-type="string">
            <text:p>(serious-condition? obj)</text:p>
          </table:table-cell>
          <table:table-cell office:value-type="string">
            <text:p>(syntax-violation who msg form)</text:p>
          </table:table-cell>
          <table:table-cell table:number-columns-repeated="1021"/>
        </table:table-row>
        <table:table-row table:style-name="ro1">
          <table:table-cell office:value-type="string">
            <text:p>(set-car! pair obj)</text:p>
          </table:table-cell>
          <table:table-cell office:value-type="string">
            <text:p>(syntax-violation who msg form subform)</text:p>
          </table:table-cell>
          <table:table-cell table:number-columns-repeated="1021"/>
        </table:table-row>
        <table:table-row table:style-name="ro1">
          <table:table-cell office:value-type="string">
            <text:p>(set-cdr! pair obj)</text:p>
          </table:table-cell>
          <table:table-cell office:value-type="string">
            <text:p>(syntax-violation-form condition)</text:p>
          </table:table-cell>
          <table:table-cell table:number-columns-repeated="1021"/>
        </table:table-row>
        <table:table-row table:style-name="ro1">
          <table:table-cell office:value-type="string">
            <text:p>(set-port-position! port pos)</text:p>
          </table:table-cell>
          <table:table-cell office:value-type="string">
            <text:p>(syntax-violation-subform condition)</text:p>
          </table:table-cell>
          <table:table-cell table:number-columns-repeated="1021"/>
        </table:table-row>
        <table:table-row table:style-name="ro1">
          <table:table-cell office:value-type="string">
            <text:p>(simple-conditions condition)</text:p>
          </table:table-cell>
          <table:table-cell office:value-type="string">
            <text:p>(syntax-violation? obj)</text:p>
          </table:table-cell>
          <table:table-cell table:number-columns-repeated="1021"/>
        </table:table-row>
        <table:table-row table:style-name="ro1">
          <table:table-cell office:value-type="string">
            <text:p>(sin num)</text:p>
          </table:table-cell>
          <table:table-cell office:value-type="string">
            <text:p>(tan num)</text:p>
          </table:table-cell>
          <table:table-cell table:number-columns-repeated="1021"/>
        </table:table-row>
        <table:table-row table:style-name="ro1">
          <table:table-cell office:value-type="string">
            <text:p>(sint-list-&gt;bytevector list eness size)</text:p>
          </table:table-cell>
          <table:table-cell office:value-type="string">
            <text:p>(textual-port? obj)</text:p>
          </table:table-cell>
          <table:table-cell table:number-columns-repeated="1021"/>
        </table:table-row>
        <table:table-row table:style-name="ro1">
          <table:table-cell office:value-type="string">
            <text:p>(sqrt num)</text:p>
          </table:table-cell>
          <table:table-cell office:value-type="string">
            <text:p>(transcoded-port binary-port transcoder)</text:p>
          </table:table-cell>
          <table:table-cell table:number-columns-repeated="1021"/>
        </table:table-row>
        <table:table-row table:style-name="ro1">
          <table:table-cell office:value-type="string">
            <text:p>(standard-error-port)</text:p>
          </table:table-cell>
          <table:table-cell office:value-type="string">
            <text:p>(transcoder-codec transcoder)</text:p>
          </table:table-cell>
          <table:table-cell table:number-columns-repeated="1021"/>
        </table:table-row>
        <table:table-row table:style-name="ro1">
          <table:table-cell office:value-type="string">
            <text:p>(standard-input-port)</text:p>
          </table:table-cell>
          <table:table-cell office:value-type="string">
            <text:p>(transcoder-eol-style transcoder)</text:p>
          </table:table-cell>
          <table:table-cell table:number-columns-repeated="1021"/>
        </table:table-row>
        <table:table-row table:style-name="ro1">
          <table:table-cell office:value-type="string">
            <text:p>(standard-output-port)</text:p>
          </table:table-cell>
          <table:table-cell office:value-type="string">
            <text:p>(transcoder-error-handling-mode transcoder)</text:p>
          </table:table-cell>
          <table:table-cell table:number-columns-repeated="1021"/>
        </table:table-row>
        <table:table-row table:style-name="ro1">
          <table:table-cell office:value-type="string">
            <text:p>(string char ...)</text:p>
          </table:table-cell>
          <table:table-cell office:value-type="string">
            <text:p>(truncate real)</text:p>
          </table:table-cell>
          <table:table-cell table:number-columns-repeated="1021"/>
        </table:table-row>
        <table:table-row table:style-name="ro1">
          <table:table-cell office:value-type="string">
            <text:p>(string-&gt;bytevector string transcoder)</text:p>
          </table:table-cell>
          <table:table-cell office:value-type="string">
            <text:p>(u8-list-&gt;bytevector list)</text:p>
          </table:table-cell>
          <table:table-cell table:number-columns-repeated="1021"/>
        </table:table-row>
        <table:table-row table:style-name="ro1">
          <table:table-cell office:value-type="string">
            <text:p>(string-&gt;list string)</text:p>
          </table:table-cell>
          <table:table-cell office:value-type="string">
            <text:p>(uint-list-&gt;bytevector list eness size)</text:p>
          </table:table-cell>
          <table:table-cell table:number-columns-repeated="1021"/>
        </table:table-row>
        <table:table-row table:style-name="ro1">
          <table:table-cell office:value-type="string">
            <text:p>(string-&gt;number string)</text:p>
          </table:table-cell>
          <table:table-cell office:value-type="string">
            <text:p>(undefined-violation? obj)</text:p>
          </table:table-cell>
          <table:table-cell table:number-columns-repeated="1021"/>
        </table:table-row>
        <table:table-row table:style-name="ro1">
          <table:table-cell office:value-type="string">
            <text:p>(string-&gt;number string radix)</text:p>
          </table:table-cell>
          <table:table-cell office:value-type="string">
            <text:p>(utf-16-codec)</text:p>
          </table:table-cell>
          <table:table-cell table:number-columns-repeated="1021"/>
        </table:table-row>
        <table:table-row table:style-name="ro1">
          <table:table-cell office:value-type="string">
            <text:p>(string-&gt;symbol string)</text:p>
          </table:table-cell>
          <table:table-cell office:value-type="string">
            <text:p>(utf-8-codec)</text:p>
          </table:table-cell>
          <table:table-cell table:number-columns-repeated="1021"/>
        </table:table-row>
        <table:table-row table:style-name="ro1">
          <table:table-cell office:value-type="string">
            <text:p>(string-&gt;utf16 string)</text:p>
          </table:table-cell>
          <table:table-cell office:value-type="string">
            <text:p>(utf16-&gt;string bytevector endianness)</text:p>
          </table:table-cell>
          <table:table-cell table:number-columns-repeated="1021"/>
        </table:table-row>
        <table:table-row table:style-name="ro1">
          <table:table-cell office:value-type="string">
            <text:p>(string-&gt;utf16 string endianness)</text:p>
          </table:table-cell>
          <table:table-cell office:value-type="string">
            <text:p>(utf16-&gt;string bytevector endianness endianness-mandatory?)</text:p>
          </table:table-cell>
          <table:table-cell table:number-columns-repeated="1021"/>
        </table:table-row>
        <table:table-row table:style-name="ro1">
          <table:table-cell office:value-type="string">
            <text:p>(string-&gt;utf32 string)</text:p>
          </table:table-cell>
          <table:table-cell office:value-type="string">
            <text:p>(utf32-&gt;string bytevector endianness)</text:p>
          </table:table-cell>
          <table:table-cell table:number-columns-repeated="1021"/>
        </table:table-row>
        <table:table-row table:style-name="ro1">
          <table:table-cell office:value-type="string">
            <text:p>(string-&gt;utf32 string endianness)</text:p>
          </table:table-cell>
          <table:table-cell office:value-type="string">
            <text:p>(utf32-&gt;string bytevector endianness endianness-mandatory?)</text:p>
          </table:table-cell>
          <table:table-cell table:number-columns-repeated="1021"/>
        </table:table-row>
        <table:table-row table:style-name="ro1">
          <table:table-cell office:value-type="string">
            <text:p>(string-&gt;utf8 string)</text:p>
          </table:table-cell>
          <table:table-cell office:value-type="string">
            <text:p>(utf8-&gt;string bytevector)</text:p>
          </table:table-cell>
          <table:table-cell table:number-columns-repeated="1021"/>
        </table:table-row>
        <table:table-row table:style-name="ro1">
          <table:table-cell office:value-type="string">
            <text:p>(string-append string ...)</text:p>
          </table:table-cell>
          <table:table-cell office:value-type="string">
            <text:p>(values obj ...)</text:p>
          </table:table-cell>
          <table:table-cell table:number-columns-repeated="1021"/>
        </table:table-row>
        <table:table-row table:style-name="ro1">
          <table:table-cell office:value-type="string">
            <text:p>(string-ci-hash string)</text:p>
          </table:table-cell>
          <table:table-cell office:value-type="string">
            <text:p>(vector obj ...)</text:p>
          </table:table-cell>
          <table:table-cell table:number-columns-repeated="1021"/>
        </table:table-row>
        <table:table-row table:style-name="ro1">
          <table:table-cell office:value-type="string">
            <text:p>(string-ci&lt;=? string1 string2 string3 ...)</text:p>
          </table:table-cell>
          <table:table-cell office:value-type="string">
            <text:p>(vector-&gt;list vector)</text:p>
          </table:table-cell>
          <table:table-cell table:number-columns-repeated="1021"/>
        </table:table-row>
        <table:table-row table:style-name="ro1">
          <table:table-cell office:value-type="string">
            <text:p>(string-ci&lt;? string1 string2 string3 ...)</text:p>
          </table:table-cell>
          <table:table-cell office:value-type="string">
            <text:p>(vector-fill! vector obj)</text:p>
          </table:table-cell>
          <table:table-cell table:number-columns-repeated="1021"/>
        </table:table-row>
        <table:table-row table:style-name="ro1">
          <table:table-cell office:value-type="string">
            <text:p>(string-ci=? string1 string2 string3 ...)</text:p>
          </table:table-cell>
          <table:table-cell office:value-type="string">
            <text:p>(vector-for-each procedure vector1 vector2 ...)</text:p>
          </table:table-cell>
          <table:table-cell table:number-columns-repeated="1021"/>
        </table:table-row>
        <table:table-row table:style-name="ro1">
          <table:table-cell office:value-type="string">
            <text:p>(string-ci&gt;=? string1 string2 string3 ...)</text:p>
          </table:table-cell>
          <table:table-cell office:value-type="string">
            <text:p>(vector-length vector)</text:p>
          </table:table-cell>
          <table:table-cell table:number-columns-repeated="1021"/>
        </table:table-row>
        <table:table-row table:style-name="ro1">
          <table:table-cell office:value-type="string">
            <text:p>(string-ci&gt;? string1 string2 string3 ...)</text:p>
          </table:table-cell>
          <table:table-cell office:value-type="string">
            <text:p>(vector-map procedure vector1 vector1 ...)</text:p>
          </table:table-cell>
          <table:table-cell table:number-columns-repeated="1021"/>
        </table:table-row>
        <table:table-row table:style-name="ro1">
          <table:table-cell office:value-type="string">
            <text:p>(string-copy string)</text:p>
          </table:table-cell>
          <table:table-cell office:value-type="string">
            <text:p>(vector-ref vector n)</text:p>
          </table:table-cell>
          <table:table-cell table:number-columns-repeated="1021"/>
        </table:table-row>
        <table:table-row table:style-name="ro1">
          <table:table-cell office:value-type="string">
            <text:p>(string-downcase string)</text:p>
          </table:table-cell>
          <table:table-cell office:value-type="string">
            <text:p>(vector-set! vector n obj)</text:p>
          </table:table-cell>
          <table:table-cell table:number-columns-repeated="1021"/>
        </table:table-row>
        <table:table-row table:style-name="ro1">
          <table:table-cell office:value-type="string">
            <text:p>(string-fill! string char)</text:p>
          </table:table-cell>
          <table:table-cell office:value-type="string">
            <text:p>(vector-sort predicate vector)</text:p>
          </table:table-cell>
          <table:table-cell table:number-columns-repeated="1021"/>
        </table:table-row>
        <table:table-row table:style-name="ro1">
          <table:table-cell office:value-type="string">
            <text:p>(string-foldcase string)</text:p>
          </table:table-cell>
          <table:table-cell office:value-type="string">
            <text:p>(vector-sort! predicate vector)</text:p>
          </table:table-cell>
          <table:table-cell table:number-columns-repeated="1021"/>
        </table:table-row>
        <table:table-row table:style-name="ro1">
          <table:table-cell office:value-type="string">
            <text:p>(string-for-each procedure string1 string2 ...)</text:p>
          </table:table-cell>
          <table:table-cell office:value-type="string">
            <text:p>(vector? obj)</text:p>
          </table:table-cell>
          <table:table-cell table:number-columns-repeated="1021"/>
        </table:table-row>
        <table:table-row table:style-name="ro1">
          <table:table-cell office:value-type="string">
            <text:p>(string-hash string)</text:p>
          </table:table-cell>
          <table:table-cell office:value-type="string">
            <text:p>(violation? obj)</text:p>
          </table:table-cell>
          <table:table-cell table:number-columns-repeated="1021"/>
        </table:table-row>
        <table:table-row table:style-name="ro1">
          <table:table-cell office:value-type="string">
            <text:p>(string-length string)</text:p>
          </table:table-cell>
          <table:table-cell office:value-type="string">
            <text:p>(warning? obj)</text:p>
          </table:table-cell>
          <table:table-cell table:number-columns-repeated="1021"/>
        </table:table-row>
        <table:table-row table:style-name="ro1">
          <table:table-cell office:value-type="string">
            <text:p>(string-normalize-nfc string)</text:p>
          </table:table-cell>
          <table:table-cell office:value-type="string">
            <text:p>(who-condition? obj)</text:p>
          </table:table-cell>
          <table:table-cell table:number-columns-repeated="1021"/>
        </table:table-row>
        <table:table-row table:style-name="ro1">
          <table:table-cell office:value-type="string">
            <text:p>(string-normalize-nfd string)</text:p>
          </table:table-cell>
          <table:table-cell office:value-type="string">
            <text:p>(with-exception-handler procedure thunk)</text:p>
          </table:table-cell>
          <table:table-cell table:number-columns-repeated="1021"/>
        </table:table-row>
        <table:table-row table:style-name="ro1">
          <table:table-cell office:value-type="string">
            <text:p>(string-normalize-nfkc string)</text:p>
          </table:table-cell>
          <table:table-cell office:value-type="string">
            <text:p>(with-input-from-file path thunk)</text:p>
          </table:table-cell>
          <table:table-cell table:number-columns-repeated="1021"/>
        </table:table-row>
        <table:table-row table:style-name="ro1">
          <table:table-cell office:value-type="string">
            <text:p>(string-normalize-nfkd string)</text:p>
          </table:table-cell>
          <table:table-cell office:value-type="string">
            <text:p>(with-output-to-file path thunk)</text:p>
          </table:table-cell>
          <table:table-cell table:number-columns-repeated="1021"/>
        </table:table-row>
        <table:table-row table:style-name="ro1">
          <table:table-cell office:value-type="string">
            <text:p>(string-ref string n)</text:p>
          </table:table-cell>
          <table:table-cell office:value-type="string">
            <text:p>(write obj)</text:p>
          </table:table-cell>
          <table:table-cell table:number-columns-repeated="1021"/>
        </table:table-row>
        <table:table-row table:style-name="ro1">
          <table:table-cell office:value-type="string">
            <text:p>(string-set! string n char)</text:p>
          </table:table-cell>
          <table:table-cell office:value-type="string">
            <text:p>(write obj textual-output-port)</text:p>
          </table:table-cell>
          <table:table-cell table:number-columns-repeated="1021"/>
        </table:table-row>
        <table:table-row table:style-name="ro1">
          <table:table-cell office:value-type="string">
            <text:p>(string-titlecase string)</text:p>
          </table:table-cell>
          <table:table-cell office:value-type="string">
            <text:p>(write-char char)</text:p>
          </table:table-cell>
          <table:table-cell table:number-columns-repeated="1021"/>
        </table:table-row>
        <table:table-row table:style-name="ro1">
          <table:table-cell office:value-type="string">
            <text:p>(string-upcase string)</text:p>
          </table:table-cell>
          <table:table-cell office:value-type="string">
            <text:p>(write-char char textual-output-port)</text:p>
          </table:table-cell>
          <table:table-cell table:number-columns-repeated="1021"/>
        </table:table-row>
        <table:table-row table:style-name="ro1">
          <table:table-cell office:value-type="string">
            <text:p>(string&lt;=? string1 string2 string3 ...)</text:p>
          </table:table-cell>
          <table:table-cell office:value-type="string">
            <text:p>(zero? num)</text:p>
          </table:table-cell>
          <table:table-cell table:number-columns-repeated="1021"/>
        </table:table-row>
        <table:table-row table:style-name="ro1">
          <table:table-cell office:value-type="string">
            <text:p>(string&lt;? string1 string2 string3 ...)</text:p>
          </table:table-cell>
          <table:table-cell table:number-columns-repeated="1022"/>
        </table:table-row>
        <table:table-row table:style-name="ro1">
          <table:table-cell office:value-type="string">
            <text:p>(string=? string1 string2 string3 ...)</text:p>
          </table:table-cell>
          <table:table-cell table:number-columns-repeated="1022"/>
        </table:table-row>
        <table:table-row table:style-name="ro1">
          <table:table-cell office:value-type="string">
            <text:p>(string&gt;=? string1 string2 string3 ...)</text:p>
          </table:table-cell>
          <table:table-cell table:number-columns-repeated="1022"/>
        </table:table-row>
        <table:table-row table:style-name="ro1">
          <table:table-cell office:value-type="string">
            <text:p>(string&gt;? string1 string2 string3 ...)</text:p>
          </table:table-cell>
          <table:table-cell table:number-columns-repeated="1022"/>
        </table:table-row>
        <table:table-row table:style-name="ro1">
          <table:table-cell office:value-type="string">
            <text:p>(string? obj)</text:p>
          </table:table-cell>
          <table:table-cell table:number-columns-repeated="1022"/>
        </table:table-row>
        <table:table-row table:style-name="ro1">
          <table:table-cell office:value-type="string">
            <text:p>(substring string start end)</text:p>
          </table:table-cell>
          <table:table-cell table:number-columns-repeated="1022"/>
        </table:table-row>
        <table:table-row table:style-name="ro1">
          <table:table-cell office:value-type="string">
            <text:p>(symbol-&gt;string symbol)</text:p>
          </table:table-cell>
          <table:table-cell table:number-columns-repeated="1022"/>
        </table:table-row>
      </table:table>
      <table:table table:name="Sheet1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'Scheme Forms'.A2:'Scheme Forms'.A77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I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199cm" fo:margin-bottom="1.199cm" fo:margin-left="1.199cm" fo:margin-right="1.199cm" style:shadow="none" fo:background-color="transparent" style:table-centering="horizontal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7">07/01/2010</text:date>, <text:time>12:4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orge Boyle</meta:initial-creator>
    <meta:creation-date>2010-01-07T12:24:12</meta:creation-date>
    <dc:date>2010-01-07T12:46:52</dc:date>
    <dc:creator>George Boyle</dc:creator>
    <meta:editing-duration>PT00H22M41S</meta:editing-duration>
    <meta:editing-cycles>3</meta:editing-cycles>
    <meta:generator>OpenOffice.org/3.1$Unix OpenOffice.org_project/310m19$Build-9420</meta:generator>
    <meta:printed-by>George Boyle</meta:printed-by>
    <meta:print-date>2010-01-07T12:46:37</meta:print-date>
    <meta:document-statistic meta:table-count="4" meta:cell-count="787" meta:object-count="0"/>
  </office:meta>
</office:document-meta>
</file>